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17F700003E0300003E0395D96CA45F818EAC.svg" manifest:media-type="image/svg+xml"/>
  <manifest:file-entry manifest:full-path="Pictures/10000201000002580000025822B6AD3706A128E7.png" manifest:media-type="image/png"/>
  <manifest:file-entry manifest:full-path="Pictures/10000201000002C3000002C349BB87604703BF55.png" manifest:media-type="image/png"/>
  <manifest:file-entry manifest:full-path="Pictures/100028060000677500006775EC54286169754376.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pitch="variable"/>
    <style:font-face style:name="TeXGyreAdventor" svg:font-family="TeXGyreAdventor"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Narrow" svg:font-family="'Arial Narrow'" style:font-family-generic="swiss" style:font-pitch="variable"/>
    <style:font-face style:name="Arial Narrow1" svg:font-family="'Arial Narrow'" style:font-adornments="Bold Italic"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微软雅黑" svg:font-family="微软雅黑" style:font-family-generic="system" style:font-pitch="variable"/>
  </office:font-face-decls>
  <office:automatic-styles>
    <style:style style:name="dp1" style:family="drawing-page"/>
    <style:style style:name="gr1" style:family="graphic" style:parent-style-name="objectwithoutfill">
      <style:graphic-properties draw:marker-start="Symmetric_20_Arrow" draw:marker-start-width="0.3cm" draw:marker-end="Symmetric_20_Arrow" draw:marker-end-width="0.3cm" draw:fill="none" draw:textarea-vertical-align="middle"/>
    </style:style>
    <style:style style:name="gr2" style:family="graphic" style:parent-style-name="objectwithoutfill">
      <style:graphic-properties draw:marker-start="Dimension_20_Lines" draw:marker-start-width="0.3cm" draw:marker-end="Symmetric_20_Arrow" draw:marker-end-width="0.3cm" draw:fill="none" draw:textarea-vertical-align="middle"/>
    </style:style>
    <style:style style:name="gr3" style:family="graphic" style:parent-style-name="objectwithoutfill">
      <style:graphic-properties draw:stroke="solid" draw:stroke-dash="Dashed_20__28_var_29_" svg:stroke-color="#333333" draw:marker-start="Dimension_20_Lines" draw:marker-start-width="0.3cm" draw:marker-end="Symmetric_20_Arrow" draw:marker-end-width="0.3cm" draw:fill="none" draw:textarea-vertical-align="middle"/>
    </style:style>
    <style:style style:name="gr4"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Greysca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Greysca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Greysca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Blu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Blu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standard" style:list-style-name="L1">
      <style:graphic-properties draw:stroke="solid"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list-style-name="L1">
      <style:graphic-properties draw:stroke="solid"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 style:family="graphic" style:parent-style-name="standard" style:list-style-name="L1">
      <style:graphic-properties draw:stroke="solid"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 style:family="graphic" style:parent-style-name="standard" style:list-style-name="L1">
      <style:graphic-properties draw:stroke="solid"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 style:family="graphic" style:parent-style-name="standard" style:list-style-name="L1">
      <style:graphic-properties draw:stroke="solid" svg:stroke-width="0.04cm" svg:stroke-color="#be1e2d"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list-style-name="L1">
      <style:graphic-properties draw:stroke="solid" svg:stroke-width="0.04cm" svg:stroke-color="#0073bc"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1">
      <style:graphic-properties draw:stroke="solid" draw:stroke-dash="Fine_20_Dashed"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standard" style:list-style-name="L1">
      <style:graphic-properties draw:stroke="solid" svg:stroke-width="0.04cm" svg:stroke-color="#666666"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666666" draw:secondary-fill-color="#cfe7e5" draw:fill-gradient-name="Dark_20_Grey_20_Linear_20_B"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666666" draw:secondary-fill-color="#cfe7e5" draw:fill-gradient-name="Dark_20_Grey_20_Linear_20_B"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 style:family="graphic" style:parent-style-name="standard" style:list-style-name="L1">
      <style:graphic-properties draw:stroke="solid" svg:stroke-width="0.04cm" svg:stroke-color="#b2b2b2" draw:marker-start="" draw:marker-start-width="0.275cm" draw:marker-start-center="false" draw:marker-end="" draw:marker-end-width="0.275cm" draw:marker-end-center="false" draw:fill="solid" draw:fill-color="#666666"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10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 style:family="graphic" style:parent-style-name="standard" style:list-style-name="L1">
      <style:graphic-properties draw:stroke="solid" draw:stroke-dash="Dashed_20__28_var_29__20_2" svg:stroke-width="0.04cm" svg:stroke-color="#666666"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2"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6"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9"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0"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1"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2"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3"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4"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5"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6"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9"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0"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2"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solid" draw:fill-color="#b2b2b2"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3"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solid" draw:fill-color="#b2b2b2"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4"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solid" draw:fill-color="#b2b2b2"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5"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solid" draw:fill-color="#b2b2b2"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6"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gradient" draw:fill-color="#ffffff"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7"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solid" draw:fill-color="#74cb8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8"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9"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0"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1"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2"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3"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7"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8"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4" style:family="graphic" style:parent-style-name="standard" style:list-style-name="L1">
      <style:graphic-properties draw:stroke="solid" draw:stroke-dash="Dashed_20__28_var_29__20_2" svg:stroke-width="0.04cm" svg:stroke-color="#666666"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7"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8"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0" style:family="graphic" style:parent-style-name="standard" style:list-style-name="L1">
      <style:graphic-properties draw:stroke="solid" svg:stroke-width="0.04cm" svg:stroke-color="#b2b2b2"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191" style:family="graphic" style:parent-style-name="standard" style:list-style-name="L1">
      <style:graphic-properties draw:stroke="solid" svg:stroke-width="0.04cm" svg:stroke-color="#b2b2b2"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19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5"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6" style:family="graphic" style:parent-style-name="standard">
      <style:graphic-properties draw:stroke="none" svg:stroke-color="#000000" draw:fill="none" draw:fill-color="#ffffff" fo:min-height="0.725cm"/>
    </style:style>
    <style:style style:name="gr237"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9"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0"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1"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2"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3"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B"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5"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6"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9"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0"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1"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2"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3"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4"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5"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6"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9"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0"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1"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2"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3"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4"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5"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6"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9" style:family="graphic" style:parent-style-name="standard">
      <style:graphic-properties draw:stroke="none" draw:fill="none" fo:min-height="1.449cm"/>
    </style:style>
    <style:style style:name="gr270"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1"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2"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3"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4"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5"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6"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9"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1" style:family="graphic" style:parent-style-name="standard">
      <style:graphic-properties draw:stroke="none" draw:fill="none" fo:min-height="0.726cm"/>
    </style:style>
    <style:style style:name="gr282"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3"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ef4e8"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4"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ef4e8"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5"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1"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2"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4"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gradient" draw:fill-color="#cfe7f5" draw:fill-gradient-name="VRT_20_Light_20_Radial" draw:textarea-horizontal-align="justify" draw:textarea-vertical-align="middle" draw:auto-grow-height="false" fo:min-height="0.388cm" fo:min-width="0.9cm" fo:padding-top="0.095cm" fo:padding-bottom="0.095cm" fo:padding-left="0.22cm" fo:padding-right="0.22cm" fo:wrap-option="no-wrap" draw:shadow="hidden" draw:shadow-offset-x="0.2cm" draw:shadow-offset-y="0.2cm" draw:shadow-color="#808080"/>
    </style:style>
    <style:style style:name="gr295" style:family="graphic" style:parent-style-name="standard">
      <style:graphic-properties draw:stroke="none" draw:fill="none" fo:min-height="2.173cm"/>
    </style:style>
    <style:style style:name="gr296"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8"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9"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0"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1"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2"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3"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4"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5"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6"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8"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9"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0"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1"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2"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3"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5"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6"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0"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1"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2"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3"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4"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5"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6"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7"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1"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2"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8" style:family="graphic" style:parent-style-name="standard" style:list-style-name="L1">
      <style:graphic-properties draw:stroke="solid" draw:stroke-dash="Dashed_20__28_var_29__20_2" svg:stroke-width="0.04cm" svg:stroke-color="#666666"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1"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2"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4" style:family="graphic" style:parent-style-name="standard" style:list-style-name="L1">
      <style:graphic-properties draw:stroke="solid" svg:stroke-width="0.04cm" svg:stroke-color="#b2b2b2"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345" style:family="graphic" style:parent-style-name="standard" style:list-style-name="L1">
      <style:graphic-properties draw:stroke="solid" svg:stroke-width="0.04cm" svg:stroke-color="#b2b2b2"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34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9"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0" style:family="graphic" style:parent-style-name="Object_20_with_20_no_20_fill_20_and_20_no_20_line">
      <style:graphic-properties draw:stroke="none" draw:fill="none" draw:fill-color="#729fcf" draw:textarea-vertical-align="middle" draw:shadow="visible" draw:shadow-offset-x="0.035cm" draw:shadow-offset-y="0.035cm" draw:shadow-color="#999999" draw:color-mode="standard" draw:luminance="0%" draw:contrast="0%" draw:gamma="100%" draw:red="0%" draw:green="0%" draw:blue="0%" fo:clip="rect(12.037cm, 1.479cm, 9.377cm, 1.689cm)" draw:image-opacity="100%" style:mirror="none"/>
    </style:style>
    <style:style style:name="gr391"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2"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3"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4"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5"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6"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8"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9"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0"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1"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2"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3"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4"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5"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6"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439cm" fo:min-width="0.393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019cm" fo:min-width="0.12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12"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3"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4"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5"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6"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9"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0"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1"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2"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3"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4"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5"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6"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0000" draw:secondary-fill-color="#cfe7e5" draw:fill-gradient-name="Light_20_Green_20_Axial_20_H"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144cm" fo:min-width="0.017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cfe7f5" draw:secondary-fill-color="#cfe7e5" draw:fill-gradient-name="Light_20_Green_20_Linear_20_T"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2"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3"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4"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5"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6"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Greysca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7"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8"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9"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P1" style:family="paragraph">
      <loext:graphic-properties draw:fill="none"/>
      <style:paragraph-properties fo:text-align="center"/>
    </style:style>
    <style:style style:name="P2" style:family="paragraph">
      <loext:graphic-properties draw:fill="gradient" draw:fill-color="#7f7f7f" draw:secondary-fill-color="#99ccff"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 style:family="paragraph">
      <loext:graphic-properties draw:fill="gradient" draw:fill-color="#7f7f7f" draw:secondary-fill-color="#99ccff"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 style:family="paragraph">
      <loext:graphic-properties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 style:family="paragraph">
      <loext:graphic-properties draw:fill="gradient" draw:fill-color="#7f7f7f" draw:secondary-fill-color="#99ccff"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6" style:family="paragraph">
      <loext:graphic-properties draw:fill="gradient" draw:fill-color="#7f7f7f" draw:secondary-fill-color="#99ccff" draw:fill-gradient-name="Greyscale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7" style:family="paragraph">
      <loext:graphic-properties draw:fill="gradient" draw:fill-color="#7f7f7f" draw:secondary-fill-color="#99ccff"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8" style:family="paragraph">
      <loext:graphic-properties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9" style:family="paragraph">
      <loext:graphic-properties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0" style:family="paragraph">
      <loext:graphic-properties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1" style:family="paragraph">
      <loext:graphic-properties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2" style:family="paragraph">
      <loext:graphic-properties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3" style:family="paragraph">
      <loext:graphic-properties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4" style:family="paragraph">
      <loext:graphic-properties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5" style:family="paragraph">
      <loext:graphic-properties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6" style:family="paragraph">
      <loext:graphic-properties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7" style:family="paragraph">
      <loext:graphic-properties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8" style:family="paragraph">
      <loext:graphic-properties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9" style:family="paragraph">
      <loext:graphic-properties draw:fill="gradient" draw:fill-color="#f7941d" draw:secondary-fill-color="#cfe7e5" draw:fill-gradient-name="Light_20_Blue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0" style:family="paragraph">
      <loext:graphic-properties draw:fill="gradient" draw:fill-color="#cfe7f5" draw:secondary-fill-color="#cfe7e5" draw:fill-gradient-name="Light_20_Blue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1" style:family="paragraph">
      <loext:graphic-properties draw:fill="gradient" draw:fill-color="#666666" draw:secondary-fill-color="#cfe7e5" draw:fill-gradient-name="Dark_20_Grey_20_Linear_20_B"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2" style:family="paragraph">
      <loext:graphic-properties draw:fill="solid" draw:fill-color="#666666"/>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3" style:family="paragraph">
      <loext:graphic-properties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4" style:family="paragraph">
      <loext:graphic-properties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5" style:family="paragraph">
      <loext:graphic-properties draw:fill="solid" draw:fill-color="#b2b2b2"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6" style:family="paragraph">
      <loext:graphic-properties draw:fill="gradient" draw:fill-color="#ffffff"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7" style:family="paragraph">
      <loext:graphic-properties draw:fill="solid" draw:fill-color="#74cb80"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8" style:family="paragraph">
      <loext:graphic-properties draw:fill="solid" draw:fill-color="#7f7f7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9" style:family="paragraph">
      <style:paragraph-properties fo:text-align="center"/>
    </style:style>
    <style:style style:name="P30" style:family="paragraph">
      <loext:graphic-properties draw:fill="none" draw:fill-color="#ffffff"/>
      <style:paragraph-properties fo:text-align="center"/>
      <style:text-properties style:font-name="TeXGyreAdventor" fo:font-size="14pt" style:font-size-asian="14pt" style:font-size-complex="14pt"/>
    </style:style>
    <style:style style:name="P31" style:family="paragraph">
      <loext:graphic-properties draw:fill="gradient" draw:fill-color="#cfe7f5" draw:secondary-fill-color="#cfe7e5" draw:fill-gradient-name="Dark_20_Grey_20_Linear_20_B"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2" style:family="paragraph">
      <loext:graphic-properties draw:fill="none"/>
      <style:paragraph-properties fo:text-align="center"/>
      <style:text-properties style:font-name="TeXGyreAdventor" fo:font-size="14pt" style:font-size-asian="14pt" style:font-size-complex="14pt"/>
    </style:style>
    <style:style style:name="P33" style:family="paragraph">
      <loext:graphic-properties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4" style:family="paragraph">
      <loext:graphic-properties draw:fill="solid" draw:fill-color="#fef4e8"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5" style:family="paragraph">
      <loext:graphic-properties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6" style:family="paragraph">
      <loext:graphic-properties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7" style:family="paragraph">
      <loext:graphic-properties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8" style:family="paragraph">
      <loext:graphic-properties draw:fill="gradient" draw:fill-color="#cfe7f5" draw:fill-gradient-name="VRT_20_Light_20_Radial"/>
      <style:paragraph-properties fo:margin-left="0cm" fo:margin-right="0cm" fo:margin-top="0cm" fo:margin-bottom="0cm" fo:line-height="100%" fo:text-align="center" fo:text-indent="0cm"/>
      <style:text-properties fo:font-variant="normal" fo:text-transform="none" fo:color="#ffffff" style:text-outline="false" style:text-line-through-style="none" style:text-line-through-type="none" style:font-name="Arial Narrow1"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39" style:family="paragraph">
      <loext:graphic-properties draw:fill="none" draw:fill-color="#729fcf"/>
      <style:paragraph-properties fo:text-align="center"/>
    </style:style>
    <style:style style:name="P40" style:family="paragraph">
      <loext:graphic-properties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102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1" style:family="paragraph">
      <loext:graphic-properties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102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2" style:family="paragraph">
      <loext:graphic-properties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102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3" style:family="paragraph">
      <loext:graphic-properties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102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4" style:family="paragraph">
      <loext:graphic-properties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102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5" style:family="paragraph">
      <loext:graphic-properties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102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6" style:family="paragraph">
      <loext:graphic-properties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102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7" style:family="paragraph">
      <loext:graphic-properties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style:paragraph-properties fo:margin-left="0.102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8" style:family="paragraph">
      <loext:graphic-properties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102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9" style:family="paragraph">
      <loext:graphic-properties draw:fill="solid" draw:fill-color="#dddddd" draw:secondary-fill-color="#cfe7e5" draw:gradient-step-count="0" draw:fill-hatch-solid="false" draw:opacity="5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0" style:family="paragraph">
      <loext:graphic-properties draw:fill="gradient" draw:fill-color="#cfe7f5" draw:secondary-fill-color="#cfe7e5" draw:fill-gradient-name="Dark_20_Grey_20_Linear_20_L" draw:gradient-step-count="0" draw:fill-hatch-solid="false" draw:opacity="5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1" style:family="paragraph">
      <loext:graphic-properties draw:fill="gradient" draw:fill-color="#f7941d" draw:secondary-fill-color="#cfe7e5" draw:fill-gradient-name="Dark_20_Grey_20_Square_20_BR" draw:gradient-step-count="0" draw:fill-hatch-solid="false" draw:opacity="5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2" style:family="paragraph">
      <loext:graphic-properties draw:fill="gradient" draw:fill-color="#cfe7f5" draw:secondary-fill-color="#cfe7e5" draw:fill-gradient-name="Dark_20_Grey_20_Linear_20_T" draw:gradient-step-count="0" draw:fill-hatch-solid="false" draw:opacity="5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3" style:family="paragraph">
      <loext:graphic-properties draw:fill="none" draw:fill-color="#729fcf" draw:secondary-fill-color="#cfe7e5" draw:gradient-step-count="0" draw:fill-hatch-solid="false" draw:opacity="5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4" style:family="paragraph">
      <loext:graphic-properties draw:fill="solid" draw:fill-color="#39b54a" draw:secondary-fill-color="#cfe7e5" draw:gradient-step-count="0" draw:fill-hatch-solid="false" draw:opacity="5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5" style:family="paragraph">
      <loext:graphic-properties draw:fill="none" draw:fill-color="#cfe7f5" draw:secondary-fill-color="#cfe7e5" draw:gradient-step-count="0" draw:fill-hatch-solid="false" draw:opacity="5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6" style:family="paragraph">
      <loext:graphic-properties draw:fill="gradient" draw:fill-color="#000000" draw:secondary-fill-color="#cfe7e5" draw:fill-gradient-name="Light_20_Green_20_Axial_20_H" draw:gradient-step-count="0" draw:fill-hatch-solid="false" draw:opacity="5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7" style:family="paragraph">
      <loext:graphic-properties draw:fill="gradient" draw:fill-color="#cfe7f5" draw:secondary-fill-color="#cfe7e5" draw:fill-gradient-name="Light_20_Green_20_Linear_20_T" draw:gradient-step-count="0" draw:fill-hatch-solid="false" draw:opacity="5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style:font-name="TeXGyreAdventor"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onnector draw:style-name="gr1" draw:text-style-name="P1" draw:layer="layout" svg:x1="3.121cm" svg:y1="10.39cm" svg:x2="4.677cm" svg:y2="10.391cm" draw:start-shape="id1" draw:start-glue-point="1" draw:end-shape="id2" draw:end-glue-point="3" svg:d="M3121 10390h778v1h778" svg:viewBox="0 0 1557 2">
          <text:p/>
        </draw:connector>
        <draw:connector draw:style-name="gr2" draw:text-style-name="P1" draw:layer="layout" svg:x1="7.992cm" svg:y1="10.391cm" svg:x2="10.322cm" svg:y2="10.39cm" draw:start-shape="id2" draw:start-glue-point="1" draw:end-shape="id3" svg:d="M7992 10391h1165v-1h1165" svg:viewBox="0 0 2331 2">
          <text:p/>
        </draw:connector>
        <draw:connector draw:style-name="gr2" draw:text-style-name="P1" draw:layer="layout" svg:x1="11.431cm" svg:y1="10.425cm" svg:x2="15.377cm" svg:y2="9.466cm" draw:start-shape="id3" draw:start-glue-point="5" draw:end-shape="id4" draw:end-glue-point="2" svg:d="M11431 10425h3946v-959" svg:viewBox="0 0 3947 960">
          <text:p/>
        </draw:connector>
        <draw:connector draw:style-name="gr2" draw:text-style-name="P1" draw:layer="layout" svg:x1="15.372cm" svg:y1="15.5cm" svg:x2="15.377cm" svg:y2="9.466cm" draw:start-shape="id5" draw:start-glue-point="0" draw:end-shape="id4" svg:d="M15372 15500v-3016h5v-3018" svg:viewBox="0 0 6 6035">
          <text:p/>
        </draw:connector>
        <draw:connector draw:style-name="gr3" draw:text-style-name="P1" draw:layer="layout" svg:x1="15.377cm" svg:y1="4.639cm" svg:x2="22.597cm" svg:y2="3.154cm" draw:start-shape="id4" draw:start-glue-point="0" draw:end-shape="id6" svg:d="M15377 4639v-1485h7220" svg:viewBox="0 0 7221 1486">
          <text:p/>
        </draw:connector>
        <draw:connector draw:style-name="gr1" draw:text-style-name="P1" draw:layer="layout" svg:x1="18.833cm" svg:y1="7.052cm" svg:x2="23.171cm" svg:y2="9.115cm" draw:start-shape="id4" draw:start-glue-point="1" draw:end-shape="id7" svg:d="M18833 7052h2159v2063h2179" svg:viewBox="0 0 4339 2064">
          <text:p/>
        </draw:connector>
        <draw:connector draw:style-name="gr1" draw:text-style-name="P1" draw:layer="layout" svg:x1="18.833cm" svg:y1="7.052cm" svg:x2="22.336cm" svg:y2="16.299cm" draw:start-shape="id4" draw:start-glue-point="1" draw:end-shape="id8" draw:end-glue-point="3" svg:d="M18833 7052h1742v9247h1761" svg:viewBox="0 0 3504 9248">
          <text:p/>
        </draw:connector>
        <draw:g>
          <draw:polygon draw:style-name="gr4" draw:text-style-name="P2" draw:layer="layout" svg:width="0.351cm" svg:height="0.202cm" svg:x="13.032cm" svg:y="10.222cm" svg:viewBox="0 0 352 203" draw:points="256,203 352,148 96,0 0,56">
            <text:p/>
          </draw:polygon>
          <draw:path draw:style-name="gr5" draw:text-style-name="P3" draw:layer="layout" svg:width="0.223cm" svg:height="0.246cm" svg:x="13.096cm" svg:y="10.141cm" svg:viewBox="0 0 224 247" svg:d="M224 233c0-240-224-333-224-92 32 18 32 18 64 0 0-130 96-37 96 92 32 19 32 19 64 0z">
            <text:p/>
          </draw:path>
          <draw:path draw:style-name="gr6" draw:text-style-name="P4" draw:layer="layout" svg:width="0.127cm" svg:height="0.176cm" svg:x="13.128cm" svg:y="10.193cm" svg:viewBox="0 0 128 177" svg:d="M128 177c0-167-128-240-128-111">
            <text:p/>
          </draw:path>
          <draw:polygon draw:style-name="gr7" draw:text-style-name="P5" draw:layer="layout" svg:width="0.255cm" svg:height="0.388cm" svg:x="13.032cm" svg:y="10.277cm" svg:viewBox="0 0 256 389" draw:points="256,389 256,148 0,0 0,241">
            <text:p/>
          </draw:polygon>
          <draw:path draw:style-name="gr8" draw:text-style-name="P6" draw:layer="layout" svg:width="0.054cm" svg:height="0.095cm" svg:x="13.137cm" svg:y="10.425cm" svg:viewBox="0 0 55 96" svg:d="M5 40c-32-92 96 0 32 19v37l-32-19z">
            <text:p/>
          </draw:path>
          <draw:polygon draw:style-name="gr9" draw:text-style-name="P7" draw:layer="layout" svg:width="0.095cm" svg:height="0.295cm" svg:x="13.288cm" svg:y="10.37cm" svg:viewBox="0 0 96 296" draw:points="0,296 0,56 96,0 96,241">
            <text:p/>
          </draw:polygon>
          <draw:path draw:style-name="gr10" draw:text-style-name="P4" draw:layer="layout" svg:width="0.351cm" svg:height="0.529cm" svg:x="13.032cm" svg:y="10.136cm" svg:viewBox="0 0 352 530" svg:d="M64 104c32-203 224-74 224 93l64 37v240l-96 56-256-148v-241z">
            <text:p/>
          </draw:path>
          <draw:path draw:style-name="gr11" draw:text-style-name="P4" draw:layer="layout" svg:width="0.063cm" svg:height="0.058cm" svg:x="13.168cm" svg:y="10.224cm" svg:viewBox="0 0 64 59" svg:d="M0 19c15-47 59 3 64 40z">
            <text:p/>
          </draw:path>
        </draw:g>
        <draw:g>
          <draw:polygon draw:style-name="gr12" draw:text-style-name="P2" draw:layer="layout" svg:width="0.351cm" svg:height="0.202cm" svg:x="18.874cm" svg:y="2.991cm" svg:viewBox="0 0 352 203" draw:points="256,203 352,148 96,0 0,56">
            <text:p/>
          </draw:polygon>
          <draw:path draw:style-name="gr13" draw:text-style-name="P3" draw:layer="layout" svg:width="0.223cm" svg:height="0.246cm" svg:x="18.938cm" svg:y="2.91cm" svg:viewBox="0 0 224 247" svg:d="M224 233c0-240-224-333-224-92 32 18 32 18 64 0 0-130 96-37 96 92 32 19 32 19 64 0z">
            <text:p/>
          </draw:path>
          <draw:path draw:style-name="gr14" draw:text-style-name="P4" draw:layer="layout" svg:width="0.127cm" svg:height="0.176cm" svg:x="18.97cm" svg:y="2.962cm" svg:viewBox="0 0 128 177" svg:d="M128 177c0-167-128-240-128-111">
            <text:p/>
          </draw:path>
          <draw:polygon draw:style-name="gr15" draw:text-style-name="P5" draw:layer="layout" svg:width="0.255cm" svg:height="0.388cm" svg:x="18.874cm" svg:y="3.046cm" svg:viewBox="0 0 256 389" draw:points="256,389 256,148 0,0 0,241">
            <text:p/>
          </draw:polygon>
          <draw:path draw:style-name="gr16" draw:text-style-name="P6" draw:layer="layout" svg:width="0.054cm" svg:height="0.095cm" svg:x="18.979cm" svg:y="3.194cm" svg:viewBox="0 0 55 96" svg:d="M5 40c-32-92 96 0 32 19v37l-32-19z">
            <text:p/>
          </draw:path>
          <draw:polygon draw:style-name="gr17" draw:text-style-name="P7" draw:layer="layout" svg:width="0.095cm" svg:height="0.295cm" svg:x="19.13cm" svg:y="3.139cm" svg:viewBox="0 0 96 296" draw:points="0,296 0,56 96,0 96,241">
            <text:p/>
          </draw:polygon>
          <draw:path draw:style-name="gr18" draw:text-style-name="P4" draw:layer="layout" svg:width="0.351cm" svg:height="0.529cm" svg:x="18.874cm" svg:y="2.905cm" svg:viewBox="0 0 352 530" svg:d="M64 104c32-203 224-74 224 93l64 37v240l-96 56-256-148v-241z">
            <text:p/>
          </draw:path>
          <draw:path draw:style-name="gr19" draw:text-style-name="P4" draw:layer="layout" svg:width="0.063cm" svg:height="0.058cm" svg:x="19.01cm" svg:y="2.993cm" svg:viewBox="0 0 64 59" svg:d="M0 19c15-47 59 3 64 40z">
            <text:p/>
          </draw:path>
        </draw:g>
        <draw:g>
          <draw:polygon draw:style-name="gr20" draw:text-style-name="P2" draw:layer="layout" svg:width="0.351cm" svg:height="0.202cm" svg:x="19.625cm" svg:y="6.793cm" svg:viewBox="0 0 352 203" draw:points="256,203 352,148 96,0 0,56">
            <text:p/>
          </draw:polygon>
          <draw:path draw:style-name="gr21" draw:text-style-name="P3" draw:layer="layout" svg:width="0.223cm" svg:height="0.246cm" svg:x="19.689cm" svg:y="6.712cm" svg:viewBox="0 0 224 247" svg:d="M224 233c0-240-224-333-224-92 32 18 32 18 64 0 0-130 96-37 96 92 32 19 32 19 64 0z">
            <text:p/>
          </draw:path>
          <draw:path draw:style-name="gr22" draw:text-style-name="P4" draw:layer="layout" svg:width="0.127cm" svg:height="0.176cm" svg:x="19.721cm" svg:y="6.764cm" svg:viewBox="0 0 128 177" svg:d="M128 177c0-167-128-240-128-111">
            <text:p/>
          </draw:path>
          <draw:polygon draw:style-name="gr23" draw:text-style-name="P5" draw:layer="layout" svg:width="0.255cm" svg:height="0.388cm" svg:x="19.625cm" svg:y="6.848cm" svg:viewBox="0 0 256 389" draw:points="256,389 256,148 0,0 0,241">
            <text:p/>
          </draw:polygon>
          <draw:path draw:style-name="gr24" draw:text-style-name="P6" draw:layer="layout" svg:width="0.054cm" svg:height="0.095cm" svg:x="19.73cm" svg:y="6.996cm" svg:viewBox="0 0 55 96" svg:d="M5 40c-32-92 96 0 32 19v37l-32-19z">
            <text:p/>
          </draw:path>
          <draw:polygon draw:style-name="gr25" draw:text-style-name="P7" draw:layer="layout" svg:width="0.095cm" svg:height="0.295cm" svg:x="19.881cm" svg:y="6.941cm" svg:viewBox="0 0 96 296" draw:points="0,296 0,56 96,0 96,241">
            <text:p/>
          </draw:polygon>
          <draw:path draw:style-name="gr26" draw:text-style-name="P4" draw:layer="layout" svg:width="0.351cm" svg:height="0.529cm" svg:x="19.625cm" svg:y="6.707cm" svg:viewBox="0 0 352 530" svg:d="M64 104c32-203 224-74 224 93l64 37v240l-96 56-256-148v-241z">
            <text:p/>
          </draw:path>
          <draw:path draw:style-name="gr27" draw:text-style-name="P4" draw:layer="layout" svg:width="0.063cm" svg:height="0.058cm" svg:x="19.761cm" svg:y="6.795cm" svg:viewBox="0 0 64 59" svg:d="M0 19c15-47 59 3 64 40z">
            <text:p/>
          </draw:path>
        </draw:g>
        <draw:g>
          <draw:g xml:id="id1" draw:id="id1">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28" draw:text-style-name="P8" draw:layer="layout" svg:width="0.997cm" svg:height="0.645cm" svg:x="2.123cm" svg:y="7.526cm" svg:viewBox="0 0 998 646" svg:d="M1 646c83 0 997-401 997-524 0-122-128-122-212-122 0 52-815 262-785 646z">
                <text:p/>
              </draw:path>
              <draw:g>
                <draw:polygon draw:style-name="gr29" draw:text-style-name="P9" draw:layer="layout" svg:width="1.057cm" svg:height="0.96cm" svg:x="1.005cm" svg:y="7.176cm" svg:viewBox="0 0 1058 961" draw:points="0,349 0,0 1058,611 1058,961">
                  <text:p/>
                </draw:polygon>
                <draw:polygon draw:style-name="gr30" draw:text-style-name="P10" draw:layer="layout" svg:width="0.905cm" svg:height="0.872cm" svg:x="2.063cm" svg:y="7.264cm" svg:viewBox="0 0 906 873" draw:points="0,873 0,524 906,0 906,349">
                  <text:p/>
                </draw:polygon>
                <draw:polygon draw:style-name="gr31" draw:text-style-name="P11" draw:layer="layout" svg:width="1.963cm" svg:height="1.134cm" svg:x="1.005cm" svg:y="6.652cm" svg:viewBox="0 0 1964 1135" draw:points="1058,1135 0,524 906,0 1964,611">
                  <text:p/>
                </draw:polygon>
                <draw:line draw:style-name="gr32" draw:text-style-name="P12" draw:layer="layout" svg:x1="1.368cm" svg:y1="7.456cm" svg:x2="1.368cm" svg:y2="7.666cm">
                  <text:p/>
                </draw:line>
                <draw:line draw:style-name="gr33" draw:text-style-name="P12" draw:layer="layout" svg:x1="2.034cm" svg:y1="7.904cm" svg:x2="1.55cm" svg:y2="7.624cm">
                  <text:p/>
                </draw:line>
                <draw:line draw:style-name="gr34" draw:text-style-name="P12" draw:layer="layout" svg:x1="1.547cm" svg:y1="7.561cm" svg:x2="1.547cm" svg:y2="7.631cm">
                  <text:p/>
                </draw:line>
                <draw:line draw:style-name="gr35" draw:text-style-name="P12" draw:layer="layout" svg:x1="2.03cm" svg:y1="7.84cm" svg:x2="2.03cm" svg:y2="7.91cm">
                  <text:p/>
                </draw:line>
                <draw:line draw:style-name="gr36" draw:text-style-name="P12" draw:layer="layout" svg:x1="2.031cm" svg:y1="7.841cm" svg:x2="1.547cm" svg:y2="7.561cm">
                  <text:p/>
                </draw:line>
                <draw:polygon draw:style-name="gr37" draw:text-style-name="P13" draw:layer="layout" svg:width="0.059cm" svg:height="0.104cm" svg:x="1.429cm" svg:y="7.491cm" svg:viewBox="0 0 60 105" draw:points="0,70 0,0 60,35 60,105">
                  <text:p/>
                </draw:polygon>
                <draw:line draw:style-name="gr38" draw:text-style-name="P12" draw:layer="layout" svg:x1="1.308cm" svg:y1="7.421cm" svg:x2="1.308cm" svg:y2="7.631cm">
                  <text:p/>
                </draw:line>
                <draw:line draw:style-name="gr39" draw:text-style-name="P12" draw:layer="layout" svg:x1="1.247cm" svg:y1="7.386cm" svg:x2="1.247cm" svg:y2="7.596cm">
                  <text:p/>
                </draw:line>
                <draw:line draw:style-name="gr40" draw:text-style-name="P12" draw:layer="layout" svg:x1="1.187cm" svg:y1="7.351cm" svg:x2="1.187cm" svg:y2="7.561cm">
                  <text:p/>
                </draw:line>
                <draw:line draw:style-name="gr41" draw:text-style-name="P12" draw:layer="layout" svg:x1="1.126cm" svg:y1="7.316cm" svg:x2="1.126cm" svg:y2="7.526cm">
                  <text:p/>
                </draw:line>
                <draw:line draw:style-name="gr42" draw:text-style-name="P12" draw:layer="layout" svg:x1="1.066cm" svg:y1="7.281cm" svg:x2="1.066cm" svg:y2="7.491cm">
                  <text:p/>
                </draw:line>
                <draw:polygon draw:style-name="gr43" draw:text-style-name="P9" draw:layer="layout" svg:width="0.059cm" svg:height="0.383cm" svg:x="0.945cm" svg:y="7.141cm" svg:viewBox="0 0 60 384" draw:points="0,349 0,0 60,35 60,384">
                  <text:p/>
                </draw:polygon>
                <draw:polygon draw:style-name="gr44" draw:text-style-name="P9" draw:layer="layout" svg:width="0.059cm" svg:height="0.383cm" svg:x="2.063cm" svg:y="7.788cm" svg:viewBox="0 0 60 384" draw:points="0,349 0,0 60,35 60,384">
                  <text:p/>
                </draw:polygon>
                <draw:polygon draw:style-name="gr45" draw:text-style-name="P14" draw:layer="layout" svg:width="2.024cm" svg:height="1.519cm" svg:x="0.945cm" svg:y="6.652cm" svg:viewBox="0 0 2025 1520" draw:points="0,838 0,489 60,524 967,0 2025,611 2025,961 1179,1450 1179,1520">
                  <text:p/>
                </draw:polygon>
              </draw:g>
            </draw:g>
            <draw:g>
              <draw:g>
                <draw:glue-point draw:id="4" svg:x="-1.938cm" svg:y="-5cm"/>
                <draw:glue-point draw:id="5" svg:x="0.918cm" svg:y="-3.352cm"/>
                <draw:glue-point draw:id="6" svg:x="4.184cm" svg:y="-1.47cm"/>
                <draw:glue-point draw:id="7" svg:x="4.184cm" svg:y="1cm"/>
                <draw:glue-point draw:id="8" svg:x="4.184cm" svg:y="3.235cm"/>
                <draw:glue-point draw:id="9" svg:x="2.755cm" svg:y="4.058cm"/>
                <draw:glue-point draw:id="10" svg:x="1.123cm" svg:y="5cm"/>
                <draw:glue-point draw:id="11" svg:x="-1.938cm" svg:y="3.235cm"/>
                <draw:glue-point draw:id="12" svg:x="-4.999cm" svg:y="1.47cm"/>
                <draw:glue-point draw:id="13" svg:x="-4.999cm" svg:y="-0.882cm"/>
                <draw:glue-point draw:id="14" svg:x="-4.999cm" svg:y="-3.117cm"/>
                <draw:glue-point draw:id="15" svg:x="-3.366cm" svg:y="-4.176cm"/>
                <draw:path draw:style-name="gr46" draw:text-style-name="P8" draw:layer="layout" svg:width="0.574cm" svg:height="0.349cm" svg:x="2.2cm" svg:y="9.61cm" svg:viewBox="0 0 575 350" svg:d="M0 350c83 0 575-175 575-245s-38-105-121-105c0 52-454 280-454 350z">
                  <text:p/>
                </draw:path>
                <draw:g>
                  <draw:polygon draw:style-name="gr47" draw:text-style-name="P9" draw:layer="layout" svg:width="0.302cm" svg:height="0.874cm" svg:x="1.291cm" svg:y="8.734cm" svg:viewBox="0 0 303 875" draw:points="0,700 0,0 303,175 303,875">
                    <text:p/>
                  </draw:polygon>
                  <draw:polygon draw:style-name="gr48" draw:text-style-name="P10" draw:layer="layout" svg:width="0.453cm" svg:height="0.962cm" svg:x="2.2cm" svg:y="8.997cm" svg:viewBox="0 0 454 963" draw:points="0,963 0,262 454,0 454,700">
                    <text:p/>
                  </draw:polygon>
                  <draw:polygon draw:style-name="gr49" draw:text-style-name="P11" draw:layer="layout" svg:width="1.362cm" svg:height="0.787cm" svg:x="1.291cm" svg:y="8.472cm" svg:viewBox="0 0 1363 788" draw:points="909,788 0,262 454,0 1363,525">
                    <text:p/>
                  </draw:polygon>
                  <draw:polygon draw:style-name="gr50" draw:text-style-name="P15" draw:layer="layout" svg:width="0.029cm" svg:height="0.069cm" svg:x="1.654cm" svg:y="9.225cm" svg:viewBox="0 0 30 70" draw:points="0,52 0,0 30,17 30,70">
                    <text:p/>
                  </draw:polygon>
                  <draw:polygon draw:style-name="gr51" draw:text-style-name="P16" draw:layer="layout" svg:width="0.06cm" svg:height="0.174cm" svg:x="1.412cm" svg:y="8.892cm" svg:viewBox="0 0 61 175" draw:points="0,140 0,0 61,35 61,175">
                    <text:p/>
                  </draw:polygon>
                  <draw:polygon draw:style-name="gr52" draw:text-style-name="P16" draw:layer="layout" svg:width="0.029cm" svg:height="0.104cm" svg:x="1.412cm" svg:y="9.33cm" svg:viewBox="0 0 30 105" draw:points="0,88 0,0 30,17 30,105">
                    <text:p/>
                  </draw:polygon>
                  <draw:polygon draw:style-name="gr53" draw:text-style-name="P16" draw:layer="layout" svg:width="0.029cm" svg:height="0.104cm" svg:x="1.473cm" svg:y="9.365cm" svg:viewBox="0 0 30 105" draw:points="0,88 0,0 30,17 30,105">
                    <text:p/>
                  </draw:polygon>
                  <draw:polygon draw:style-name="gr54" draw:text-style-name="P9" draw:layer="layout" svg:width="0.15cm" svg:height="0.787cm" svg:x="1.594cm" svg:y="8.91cm" svg:viewBox="0 0 151 788" draw:points="0,700 0,0 151,88 151,788">
                    <text:p/>
                  </draw:polygon>
                  <draw:polygon draw:style-name="gr55" draw:text-style-name="P15" draw:layer="layout" svg:width="0.029cm" svg:height="0.069cm" svg:x="1.503cm" svg:y="8.945cm" svg:viewBox="0 0 30 70" draw:points="0,52 0,0 30,17 30,70">
                    <text:p/>
                  </draw:polygon>
                  <draw:polygon draw:style-name="gr56" draw:text-style-name="P13" draw:layer="layout" svg:width="0.029cm" svg:height="0.069cm" svg:x="1.503cm" svg:y="9.032cm" svg:viewBox="0 0 30 70" draw:points="0,52 0,0 30,17 30,70">
                    <text:p/>
                  </draw:polygon>
                  <draw:polygon draw:style-name="gr57" draw:text-style-name="P9" draw:layer="layout" svg:width="0.15cm" svg:height="0.787cm" svg:x="1.745cm" svg:y="8.997cm" svg:viewBox="0 0 151 788" draw:points="0,700 0,0 151,88 151,788">
                    <text:p/>
                  </draw:polygon>
                  <draw:polygon draw:style-name="gr58" draw:text-style-name="P9" draw:layer="layout" svg:width="0.15cm" svg:height="0.787cm" svg:x="1.897cm" svg:y="9.085cm" svg:viewBox="0 0 151 788" draw:points="0,700 0,0 151,88 151,788">
                    <text:p/>
                  </draw:polygon>
                  <draw:polygon draw:style-name="gr59" draw:text-style-name="P9" draw:layer="layout" svg:width="0.15cm" svg:height="0.787cm" svg:x="2.048cm" svg:y="9.172cm" svg:viewBox="0 0 151 788" draw:points="0,700 0,0 151,88 151,788">
                    <text:p/>
                  </draw:polygon>
                  <draw:polygon draw:style-name="gr60" draw:text-style-name="P14" draw:layer="layout" svg:width="1.362cm" svg:height="1.487cm" svg:x="1.291cm" svg:y="8.472cm" svg:viewBox="0 0 1363 1488" draw:points="0,963 0,262 454,0 1363,525 1363,1226 909,1488">
                    <text:p/>
                  </draw:polygon>
                  <draw:polygon draw:style-name="gr61" draw:text-style-name="P13" draw:layer="layout" svg:width="0.029cm" svg:height="0.069cm" svg:x="1.654cm" svg:y="9.032cm" svg:viewBox="0 0 30 70" draw:points="0,52 0,0 30,17 30,70">
                    <text:p/>
                  </draw:polygon>
                  <draw:polygon draw:style-name="gr62" draw:text-style-name="P17" draw:layer="layout" svg:width="0.029cm" svg:height="0.069cm" svg:x="1.776cm" svg:y="9.575cm" svg:viewBox="0 0 30 70" draw:points="0,52 0,0 30,17 30,70">
                    <text:p/>
                  </draw:polygon>
                  <draw:polygon draw:style-name="gr63" draw:text-style-name="P17" draw:layer="layout" svg:width="0.029cm" svg:height="0.069cm" svg:x="1.836cm" svg:y="9.61cm" svg:viewBox="0 0 30 70" draw:points="0,52 0,0 30,17 30,70">
                    <text:p/>
                  </draw:polygon>
                  <draw:polygon draw:style-name="gr64" draw:text-style-name="P17" draw:layer="layout" svg:width="0.029cm" svg:height="0.069cm" svg:x="1.776cm" svg:y="9.487cm" svg:viewBox="0 0 30 70" draw:points="0,52 0,0 30,17 30,70">
                    <text:p/>
                  </draw:polygon>
                  <draw:polygon draw:style-name="gr65" draw:text-style-name="P17" draw:layer="layout" svg:width="0.029cm" svg:height="0.069cm" svg:x="1.836cm" svg:y="9.522cm" svg:viewBox="0 0 30 70" draw:points="0,52 0,0 30,17 30,70">
                    <text:p/>
                  </draw:polygon>
                  <draw:polygon draw:style-name="gr66" draw:text-style-name="P17" draw:layer="layout" svg:width="0.029cm" svg:height="0.069cm" svg:x="1.836cm" svg:y="9.435cm" svg:viewBox="0 0 30 70" draw:points="0,52 0,0 30,17 30,70">
                    <text:p/>
                  </draw:polygon>
                  <draw:polygon draw:style-name="gr67" draw:text-style-name="P17" draw:layer="layout" svg:width="0.029cm" svg:height="0.069cm" svg:x="1.776cm" svg:y="9.4cm" svg:viewBox="0 0 30 70" draw:points="0,52 0,0 30,17 30,70">
                    <text:p/>
                  </draw:polygon>
                  <draw:polygon draw:style-name="gr68" draw:text-style-name="P17" draw:layer="layout" svg:width="0.029cm" svg:height="0.069cm" svg:x="1.836cm" svg:y="9.347cm" svg:viewBox="0 0 30 70" draw:points="0,52 0,0 30,17 30,70">
                    <text:p/>
                  </draw:polygon>
                  <draw:polygon draw:style-name="gr69" draw:text-style-name="P17" draw:layer="layout" svg:width="0.029cm" svg:height="0.069cm" svg:x="1.776cm" svg:y="9.312cm" svg:viewBox="0 0 30 70" draw:points="0,52 0,0 30,17 30,70">
                    <text:p/>
                  </draw:polygon>
                  <draw:polygon draw:style-name="gr70" draw:text-style-name="P17" draw:layer="layout" svg:width="0.029cm" svg:height="0.069cm" svg:x="2.139cm" svg:y="9.838cm" svg:viewBox="0 0 30 70" draw:points="0,52 0,0 30,17 30,70">
                    <text:p/>
                  </draw:polygon>
                  <draw:polygon draw:style-name="gr71" draw:text-style-name="P17" draw:layer="layout" svg:width="0.029cm" svg:height="0.069cm" svg:x="2.139cm" svg:y="9.75cm" svg:viewBox="0 0 30 70" draw:points="0,52 0,0 30,17 30,70">
                    <text:p/>
                  </draw:polygon>
                  <draw:polygon draw:style-name="gr72" draw:text-style-name="P17" draw:layer="layout" svg:width="0.029cm" svg:height="0.069cm" svg:x="2.139cm" svg:y="9.662cm" svg:viewBox="0 0 30 70" draw:points="0,52 0,0 30,17 30,70">
                    <text:p/>
                  </draw:polygon>
                  <draw:polygon draw:style-name="gr73" draw:text-style-name="P17" draw:layer="layout" svg:width="0.029cm" svg:height="0.069cm" svg:x="2.139cm" svg:y="9.575cm" svg:viewBox="0 0 30 70" draw:points="0,52 0,0 30,17 30,70">
                    <text:p/>
                  </draw:polygon>
                  <draw:polygon draw:style-name="gr74" draw:text-style-name="P17" draw:layer="layout" svg:width="0.029cm" svg:height="0.069cm" svg:x="2.139cm" svg:y="9.487cm" svg:viewBox="0 0 30 70" draw:points="0,52 0,0 30,17 30,70">
                    <text:p/>
                  </draw:polygon>
                  <draw:polygon draw:style-name="gr75" draw:text-style-name="P17" draw:layer="layout" svg:width="0.029cm" svg:height="0.069cm" svg:x="2.139cm" svg:y="9.4cm" svg:viewBox="0 0 30 70" draw:points="0,52 0,0 30,17 30,70">
                    <text:p/>
                  </draw:polygon>
                  <draw:polygon draw:style-name="gr76" draw:text-style-name="P17" draw:layer="layout" svg:width="0.029cm" svg:height="0.069cm" svg:x="2.139cm" svg:y="9.312cm" svg:viewBox="0 0 30 70" draw:points="0,52 0,0 30,17 30,70">
                    <text:p/>
                  </draw:polygon>
                </draw:g>
              </draw:g>
              <draw:g>
                <draw:polygon draw:style-name="gr77" draw:text-style-name="P18" draw:layer="layout" svg:width="0.317cm" svg:height="0.583cm" svg:x="1.886cm" svg:y="9.539cm" svg:viewBox="0 0 318 584" draw:points="0,400 0,0 318,183 318,584">
                  <text:p/>
                </draw:polygon>
                <draw:polygon draw:style-name="gr78" draw:text-style-name="P19" draw:layer="layout" svg:width="0.317cm" svg:height="0.583cm" svg:x="2.204cm" svg:y="9.539cm" svg:viewBox="0 0 318 584" draw:points="0,584 0,183 318,0 318,400">
                  <text:p/>
                </draw:polygon>
                <draw:polygon draw:style-name="gr79" draw:text-style-name="P20" draw:layer="layout" svg:width="0.634cm" svg:height="0.366cm" svg:x="1.886cm" svg:y="9.356cm" svg:viewBox="0 0 635 367" draw:points="318,367 0,183 318,0 635,183">
                  <text:p/>
                </draw:polygon>
                <draw:polygon draw:style-name="gr80" draw:text-style-name="P14" draw:layer="layout" svg:width="0.634cm" svg:height="0.766cm" svg:x="1.886cm" svg:y="9.356cm" svg:viewBox="0 0 635 767" draw:points="0,584 0,183 318,0 635,183 635,584 318,767">
                  <text:p/>
                </draw:polygon>
                <draw:polyline draw:style-name="gr81" draw:text-style-name="P12" draw:layer="layout" svg:width="0.258cm" svg:height="0.166cm" svg:x="2.232cm" svg:y="9.606cm" svg:viewBox="0 0 259 167" draw:points="0,150 58,117 58,167 116,133 116,84 144,67 144,117 173,100 173,50 202,33 202,84 231,67 231,17 259,0">
                  <text:p/>
                </draw:polyline>
                <draw:polyline draw:style-name="gr82" draw:text-style-name="P12" draw:layer="layout" svg:width="0.258cm" svg:height="0.149cm" svg:x="2.232cm" svg:y="9.723cm" svg:viewBox="0 0 259 150" draw:points="0,117 29,100 29,150 86,117 86,67 116,50 116,100 173,67 173,17 202,0 202,50 259,17">
                  <text:p/>
                </draw:polyline>
                <draw:polyline draw:style-name="gr83" draw:text-style-name="P12" draw:layer="layout" svg:width="0.258cm" svg:height="0.183cm" svg:x="2.233cm" svg:y="9.789cm" svg:viewBox="0 0 259 184" draw:points="0,184 58,150 58,100 116,67 116,117 202,67 202,17 231,0 231,50 259,33">
                  <text:p/>
                </draw:polyline>
                <draw:polyline draw:style-name="gr84" draw:text-style-name="P12" draw:layer="layout" svg:width="0.258cm" svg:height="0.183cm" svg:x="2.233cm" svg:y="9.872cm" svg:viewBox="0 0 259 184" draw:points="0,184 29,167 29,117 86,84 86,133 144,100 144,50 173,33 173,84 202,67 202,17 231,0 231,50 259,33">
                  <text:p/>
                </draw:polyline>
                <draw:polyline draw:style-name="gr85" draw:text-style-name="P12" draw:layer="layout" svg:width="0.259cm" svg:height="0.333cm" svg:x="1.915cm" svg:y="9.723cm" svg:viewBox="0 0 260 334" draw:points="0,167 29,183 58,150 86,17 144,0 173,67 202,167 202,267 231,317 260,334">
                  <text:p/>
                </draw:polyline>
                <draw:polyline draw:style-name="gr86" draw:text-style-name="P12" draw:layer="layout" svg:width="0.259cm" svg:height="0.183cm" svg:x="1.915cm" svg:y="9.823cm" svg:viewBox="0 0 260 184" draw:points="0,33 29,50 58,17 115,0 144,17 173,67 202,117 231,167 260,184">
                  <text:p/>
                </draw:polyline>
                <draw:line draw:style-name="gr87" draw:text-style-name="P12" draw:layer="layout" svg:x1="1.915cm" svg:y1="9.673cm" svg:x2="2.175cm" svg:y2="9.823cm">
                  <text:p/>
                </draw:line>
                <draw:polygon draw:style-name="gr88" draw:text-style-name="P14" draw:layer="layout" svg:width="0.259cm" svg:height="0.483cm" svg:x="1.915cm" svg:y="9.589cm" svg:viewBox="0 0 260 484" draw:points="0,334 0,0 260,150 260,484">
                  <text:p/>
                </draw:polygon>
              </draw:g>
            </draw:g>
            <draw:g>
              <draw:glue-point draw:id="4" svg:x="-1.295cm" svg:y="-5cm"/>
              <draw:glue-point draw:id="5" svg:x="1.667cm" svg:y="-2.5cm"/>
              <draw:glue-point draw:id="6" svg:x="4.26cm" svg:y="-0.312cm"/>
              <draw:glue-point draw:id="7" svg:x="4.26cm" svg:y="0.937cm"/>
              <draw:glue-point draw:id="8" svg:x="4.26cm" svg:y="1.875cm"/>
              <draw:glue-point draw:id="9" svg:x="2.778cm" svg:y="3.125cm"/>
              <draw:glue-point draw:id="10" svg:x="0.556cm" svg:y="5cm"/>
              <draw:glue-point draw:id="11" svg:x="-2.406cm" svg:y="2.5cm"/>
              <draw:glue-point draw:id="12" svg:x="-4.998cm" svg:y="-1.875cm"/>
              <draw:glue-point draw:id="13" svg:x="-2.776cm" svg:y="-3.75cm"/>
              <draw:path draw:style-name="gr89" draw:text-style-name="P8" draw:layer="layout" svg:width="0.602cm" svg:height="0.376cm" svg:x="2.109cm" svg:y="5.975cm" svg:viewBox="0 0 603 377" svg:d="M0 377c138 0 603-145 603-261s-50-116-100-116c0 87-503 261-503 377z">
                <text:p/>
              </draw:path>
              <draw:g>
                <draw:glue-point draw:id="4" svg:x="-0.998cm" svg:y="-5cm"/>
                <draw:glue-point draw:id="5" svg:x="1.801cm" svg:y="-2.812cm"/>
                <draw:glue-point draw:id="6" svg:x="5.001cm" svg:y="-0.312cm"/>
                <draw:glue-point draw:id="7" svg:x="5.001cm" svg:y="0.937cm"/>
                <draw:glue-point draw:id="8" svg:x="5.001cm" svg:y="1.875cm"/>
                <draw:glue-point draw:id="9" svg:x="3.401cm" svg:y="3.125cm"/>
                <draw:glue-point draw:id="10" svg:x="1.001cm" svg:y="5cm"/>
                <draw:glue-point draw:id="11" svg:x="-2.198cm" svg:y="2.5cm"/>
                <draw:glue-point draw:id="12" svg:x="-4.998cm" svg:y="0.312cm"/>
                <draw:glue-point draw:id="13" svg:x="-4.998cm" svg:y="-1.875cm"/>
                <draw:glue-point draw:id="14" svg:x="-2.998cm" svg:y="-3.437cm"/>
                <draw:polygon draw:style-name="gr90" draw:text-style-name="P10" draw:layer="layout" svg:width="0.502cm" svg:height="0.493cm" svg:x="2.109cm" svg:y="5.859cm" svg:viewBox="0 0 503 494" draw:points="0,494 0,291 503,0 503,203">
                  <text:p/>
                </draw:polygon>
                <draw:polygon draw:style-name="gr91" draw:text-style-name="P11" draw:layer="layout" svg:width="1.255cm" svg:height="0.725cm" svg:x="1.355cm" svg:y="5.423cm" svg:viewBox="0 0 1256 726" draw:points="754,726 0,291 503,0 1256,436">
                  <text:p/>
                </draw:polygon>
                <draw:polygon draw:style-name="gr92" draw:text-style-name="P9" draw:layer="layout" svg:width="0.753cm" svg:height="0.638cm" svg:x="1.355cm" svg:y="5.713cm" svg:viewBox="0 0 754 639" draw:points="0,203 0,0 754,436 754,639">
                  <text:p/>
                </draw:polygon>
                <draw:polygon draw:style-name="gr93" draw:text-style-name="P14" draw:layer="layout" svg:width="1.255cm" svg:height="0.929cm" svg:x="1.355cm" svg:y="5.423cm" svg:viewBox="0 0 1256 930" draw:points="0,494 0,291 503,0 1256,436 1256,639 754,930">
                  <text:p/>
                </draw:polygon>
                <draw:polygon draw:style-name="gr94" draw:text-style-name="P15" draw:layer="layout" svg:width="0.049cm" svg:height="0.115cm" svg:x="1.958cm" svg:y="6.12cm" svg:viewBox="0 0 50 116" draw:points="0,87 0,0 50,29 50,116">
                  <text:p/>
                </draw:polygon>
                <draw:polygon draw:style-name="gr95" draw:text-style-name="P21" draw:layer="layout" svg:width="0.049cm" svg:height="0.551cm" svg:x="1.908cm" svg:y="4.929cm" svg:viewBox="0 0 50 552" draw:points="0,523 0,0 50,0 50,552">
                  <text:p/>
                </draw:polygon>
                <draw:polygon draw:style-name="gr96" draw:text-style-name="P21" draw:layer="layout" svg:width="0.049cm" svg:height="0.551cm" svg:x="2.511cm" svg:y="5.278cm" svg:viewBox="0 0 50 552" draw:points="0,523 0,0 50,0 50,552">
                  <text:p/>
                </draw:polygon>
              </draw:g>
            </draw:g>
            <draw:g>
              <draw:glue-point draw:id="4" svg:x="3.888cm" svg:y="0.154cm"/>
              <draw:glue-point draw:id="5" svg:x="1.481cm" svg:y="-3.453cm"/>
              <draw:glue-point draw:id="6" svg:x="-5cm" svg:y="2.113cm"/>
              <draw:glue-point draw:id="7" svg:x="0.185cm" svg:y="5cm"/>
              <draw:glue-point draw:id="8" svg:x="3.703cm" svg:y="3.041cm"/>
              <draw:glue-point draw:id="9" svg:x="3.721cm" svg:y="2.986cm"/>
              <draw:path draw:style-name="gr97" draw:text-style-name="P8" draw:layer="layout" svg:width="0.672cm" svg:height="0.418cm" svg:x="2.059cm" svg:y="11.454cm" svg:viewBox="0 0 673 419" svg:d="M1 419c71 0 672-150 672-284 0-135-162-135-233-135 0 45-465 90-439 419z">
                <text:p/>
              </draw:path>
              <draw:g>
                <draw:polygon draw:style-name="gr98" draw:text-style-name="P11" draw:layer="layout" svg:width="1.216cm" svg:height="0.702cm" svg:x="1.335cm" svg:y="11.095cm" svg:viewBox="0 0 1217 703" draw:points="725,703 0,284 492,0 1217,419">
                  <text:p/>
                </draw:polygon>
                <draw:polygon draw:style-name="gr99" draw:text-style-name="P22" draw:layer="layout" svg:width="0.801cm" svg:height="0.463cm" svg:x="1.62cm" svg:y="11.17cm" svg:viewBox="0 0 802 464" draw:points="0,120 207,0 802,344 595,464">
                  <text:p/>
                </draw:polygon>
                <draw:polygon draw:style-name="gr100" draw:text-style-name="P9" draw:layer="layout" svg:width="0.724cm" svg:height="1.076cm" svg:x="1.827cm" svg:y="10.437cm" svg:viewBox="0 0 725 1077" draw:points="0,658 0,0 725,419 725,1077">
                  <text:p/>
                </draw:polygon>
                <draw:polygon draw:style-name="gr101" draw:text-style-name="P18" draw:layer="layout" svg:width="0.672cm" svg:height="0.941cm" svg:x="1.853cm" svg:y="10.481cm" svg:viewBox="0 0 673 942" draw:points="0,553 0,0 673,389 673,942">
                  <text:p/>
                </draw:polygon>
                <draw:polygon draw:style-name="gr102" draw:text-style-name="P11" draw:layer="layout" svg:width="0.75cm" svg:height="0.433cm" svg:x="1.827cm" svg:y="10.422cm" svg:viewBox="0 0 751 434" draw:points="725,434 0,15 26,0 751,419">
                  <text:p/>
                </draw:polygon>
                <draw:polygon draw:style-name="gr103" draw:text-style-name="P23" draw:layer="layout" svg:width="0.025cm" svg:height="0.672cm" svg:x="2.552cm" svg:y="10.841cm" svg:viewBox="0 0 26 673" draw:points="0,673 0,15 26,0 26,658">
                  <text:p/>
                </draw:polygon>
                <draw:polygon draw:style-name="gr104" draw:text-style-name="P23" draw:layer="layout" svg:width="0.491cm" svg:height="0.358cm" svg:x="2.06cm" svg:y="11.514cm" svg:viewBox="0 0 492 359" draw:points="0,359 0,284 492,0 492,75">
                  <text:p/>
                </draw:polygon>
                <draw:line draw:style-name="gr105" draw:text-style-name="P24" draw:layer="layout" svg:x1="1.671cm" svg:y1="11.26cm" svg:x2="2.266cm" svg:y2="11.604cm">
                  <text:p/>
                </draw:line>
                <draw:line draw:style-name="gr106" draw:text-style-name="P24" draw:layer="layout" svg:x1="1.723cm" svg:y1="11.23cm" svg:x2="2.318cm" svg:y2="11.574cm">
                  <text:p/>
                </draw:line>
                <draw:line draw:style-name="gr107" draw:text-style-name="P24" draw:layer="layout" svg:x1="1.775cm" svg:y1="11.2cm" svg:x2="2.37cm" svg:y2="11.544cm">
                  <text:p/>
                </draw:line>
                <draw:line draw:style-name="gr108" draw:text-style-name="P24" draw:layer="layout" svg:x1="2.293cm" svg:y1="11.499cm" svg:x2="2.345cm" svg:y2="11.469cm">
                  <text:p/>
                </draw:line>
                <draw:line draw:style-name="gr109" draw:text-style-name="P24" draw:layer="layout" svg:x1="2.241cm" svg:y1="11.469cm" svg:x2="2.293cm" svg:y2="11.439cm">
                  <text:p/>
                </draw:line>
                <draw:line draw:style-name="gr110" draw:text-style-name="P24" draw:layer="layout" svg:x1="2.189cm" svg:y1="11.439cm" svg:x2="2.241cm" svg:y2="11.409cm">
                  <text:p/>
                </draw:line>
                <draw:line draw:style-name="gr111" draw:text-style-name="P24" draw:layer="layout" svg:x1="2.215cm" svg:y1="11.514cm" svg:x2="2.267cm" svg:y2="11.484cm">
                  <text:p/>
                </draw:line>
                <draw:line draw:style-name="gr112" draw:text-style-name="P24" draw:layer="layout" svg:x1="2.163cm" svg:y1="11.484cm" svg:x2="2.215cm" svg:y2="11.454cm">
                  <text:p/>
                </draw:line>
                <draw:line draw:style-name="gr113" draw:text-style-name="P24" draw:layer="layout" svg:x1="2.112cm" svg:y1="11.454cm" svg:x2="2.164cm" svg:y2="11.424cm">
                  <text:p/>
                </draw:line>
                <draw:line draw:style-name="gr114" draw:text-style-name="P24" draw:layer="layout" svg:x1="2.137cm" svg:y1="11.409cm" svg:x2="2.189cm" svg:y2="11.379cm">
                  <text:p/>
                </draw:line>
                <draw:line draw:style-name="gr115" draw:text-style-name="P24" draw:layer="layout" svg:x1="2.06cm" svg:y1="11.424cm" svg:x2="2.112cm" svg:y2="11.394cm">
                  <text:p/>
                </draw:line>
                <draw:line draw:style-name="gr116" draw:text-style-name="P24" draw:layer="layout" svg:x1="2.086cm" svg:y1="11.379cm" svg:x2="2.138cm" svg:y2="11.349cm">
                  <text:p/>
                </draw:line>
                <draw:line draw:style-name="gr117" draw:text-style-name="P24" draw:layer="layout" svg:x1="2.034cm" svg:y1="11.349cm" svg:x2="2.086cm" svg:y2="11.319cm">
                  <text:p/>
                </draw:line>
                <draw:line draw:style-name="gr118" draw:text-style-name="P24" draw:layer="layout" svg:x1="1.982cm" svg:y1="11.319cm" svg:x2="2.034cm" svg:y2="11.289cm">
                  <text:p/>
                </draw:line>
                <draw:line draw:style-name="gr119" draw:text-style-name="P24" draw:layer="layout" svg:x1="2.008cm" svg:y1="11.394cm" svg:x2="2.06cm" svg:y2="11.364cm">
                  <text:p/>
                </draw:line>
                <draw:line draw:style-name="gr120" draw:text-style-name="P24" draw:layer="layout" svg:x1="1.956cm" svg:y1="11.364cm" svg:x2="2.008cm" svg:y2="11.334cm">
                  <text:p/>
                </draw:line>
                <draw:line draw:style-name="gr121" draw:text-style-name="P24" draw:layer="layout" svg:x1="1.904cm" svg:y1="11.334cm" svg:x2="1.956cm" svg:y2="11.304cm">
                  <text:p/>
                </draw:line>
                <draw:line draw:style-name="gr122" draw:text-style-name="P24" draw:layer="layout" svg:x1="1.93cm" svg:y1="11.29cm" svg:x2="1.982cm" svg:y2="11.26cm">
                  <text:p/>
                </draw:line>
                <draw:line draw:style-name="gr123" draw:text-style-name="P24" draw:layer="layout" svg:x1="1.853cm" svg:y1="11.305cm" svg:x2="1.905cm" svg:y2="11.275cm">
                  <text:p/>
                </draw:line>
                <draw:line draw:style-name="gr124" draw:text-style-name="P24" draw:layer="layout" svg:x1="1.879cm" svg:y1="11.26cm" svg:x2="1.931cm" svg:y2="11.23cm">
                  <text:p/>
                </draw:line>
                <draw:line draw:style-name="gr125" draw:text-style-name="P24" draw:layer="layout" svg:x1="1.827cm" svg:y1="11.23cm" svg:x2="1.879cm" svg:y2="11.2cm">
                  <text:p/>
                </draw:line>
                <draw:line draw:style-name="gr126" draw:text-style-name="P24" draw:layer="layout" svg:x1="1.801cm" svg:y1="11.274cm" svg:x2="1.853cm" svg:y2="11.244cm">
                  <text:p/>
                </draw:line>
                <draw:line draw:style-name="gr127" draw:text-style-name="P24" draw:layer="layout" svg:x1="2.137cm" svg:y1="11.529cm" svg:x2="2.189cm" svg:y2="11.499cm">
                  <text:p/>
                </draw:line>
                <draw:line draw:style-name="gr128" draw:text-style-name="P24" draw:layer="layout" svg:x1="2.086cm" svg:y1="11.499cm" svg:x2="2.138cm" svg:y2="11.469cm">
                  <text:p/>
                </draw:line>
                <draw:line draw:style-name="gr129" draw:text-style-name="P24" draw:layer="layout" svg:x1="2.034cm" svg:y1="11.469cm" svg:x2="2.086cm" svg:y2="11.439cm">
                  <text:p/>
                </draw:line>
                <draw:line draw:style-name="gr130" draw:text-style-name="P24" draw:layer="layout" svg:x1="2.008cm" svg:y1="11.514cm" svg:x2="2.06cm" svg:y2="11.484cm">
                  <text:p/>
                </draw:line>
                <draw:line draw:style-name="gr131" draw:text-style-name="P24" draw:layer="layout" svg:x1="1.956cm" svg:y1="11.484cm" svg:x2="2.008cm" svg:y2="11.454cm">
                  <text:p/>
                </draw:line>
                <draw:line draw:style-name="gr132" draw:text-style-name="P24" draw:layer="layout" svg:x1="1.982cm" svg:y1="11.439cm" svg:x2="2.034cm" svg:y2="11.409cm">
                  <text:p/>
                </draw:line>
                <draw:line draw:style-name="gr133" draw:text-style-name="P24" draw:layer="layout" svg:x1="1.93cm" svg:y1="11.409cm" svg:x2="1.982cm" svg:y2="11.379cm">
                  <text:p/>
                </draw:line>
                <draw:line draw:style-name="gr134" draw:text-style-name="P24" draw:layer="layout" svg:x1="1.879cm" svg:y1="11.379cm" svg:x2="1.931cm" svg:y2="11.349cm">
                  <text:p/>
                </draw:line>
                <draw:line draw:style-name="gr135" draw:text-style-name="P24" draw:layer="layout" svg:x1="1.827cm" svg:y1="11.349cm" svg:x2="1.879cm" svg:y2="11.319cm">
                  <text:p/>
                </draw:line>
                <draw:line draw:style-name="gr136" draw:text-style-name="P24" draw:layer="layout" svg:x1="1.749cm" svg:y1="11.364cm" svg:x2="1.801cm" svg:y2="11.334cm">
                  <text:p/>
                </draw:line>
                <draw:line draw:style-name="gr137" draw:text-style-name="P24" draw:layer="layout" svg:x1="1.775cm" svg:y1="11.319cm" svg:x2="1.827cm" svg:y2="11.289cm">
                  <text:p/>
                </draw:line>
                <draw:line draw:style-name="gr138" draw:text-style-name="P24" draw:layer="layout" svg:x1="1.697cm" svg:y1="11.334cm" svg:x2="1.749cm" svg:y2="11.304cm">
                  <text:p/>
                </draw:line>
                <draw:line draw:style-name="gr139" draw:text-style-name="P24" draw:layer="layout" svg:x1="2.112cm" svg:y1="11.574cm" svg:x2="2.164cm" svg:y2="11.544cm">
                  <text:p/>
                </draw:line>
                <draw:line draw:style-name="gr140" draw:text-style-name="P24" draw:layer="layout" svg:x1="2.06cm" svg:y1="11.544cm" svg:x2="2.112cm" svg:y2="11.514cm">
                  <text:p/>
                </draw:line>
                <draw:polygon draw:style-name="gr141" draw:text-style-name="P9" draw:layer="layout" svg:width="0.724cm" svg:height="0.493cm" svg:x="1.335cm" svg:y="11.379cm" svg:viewBox="0 0 725 494" draw:points="0,75 0,0 725,419 725,494">
                  <text:p/>
                </draw:polygon>
                <draw:polygon draw:style-name="gr142" draw:text-style-name="P14" draw:layer="layout" svg:width="1.241cm" svg:height="1.45cm" svg:x="1.335cm" svg:y="10.422cm" svg:viewBox="0 0 1242 1451" draw:points="518,0 1242,419 1242,1077 1217,1092 1217,1167 725,1451 0,1032 0,958 492,673 492,15">
                  <text:p/>
                </draw:polygon>
                <draw:polygon draw:style-name="gr143" draw:text-style-name="P24" draw:layer="layout" svg:width="0.31cm" svg:height="0.178cm" svg:x="1.646cm" svg:y="11.424cm" svg:viewBox="0 0 311 179" draw:points="0,75 129,0 311,105 181,179">
                  <text:p/>
                </draw:polygon>
                <draw:line draw:style-name="gr144" draw:text-style-name="P24" draw:layer="layout" svg:x1="2.267cm" svg:y1="11.544cm" svg:x2="2.319cm" svg:y2="11.514cm">
                  <text:p/>
                </draw:line>
                <draw:line draw:style-name="gr145" draw:text-style-name="P24" draw:layer="layout" svg:x1="2.189cm" svg:y1="11.559cm" svg:x2="2.241cm" svg:y2="11.529cm">
                  <text:p/>
                </draw:line>
              </draw:g>
            </draw:g>
            <draw:g>
              <draw:glue-point draw:id="4" svg:x="-2.5cm" svg:y="-5cm"/>
              <draw:glue-point draw:id="5" svg:x="0.357cm" svg:y="-3.461cm"/>
              <draw:glue-point draw:id="6" svg:x="3.571cm" svg:y="-1.73cm"/>
              <draw:glue-point draw:id="7" svg:x="3.571cm" svg:y="1.346cm"/>
              <draw:glue-point draw:id="8" svg:x="3.571cm" svg:y="4.038cm"/>
              <draw:glue-point draw:id="9" svg:x="1.785cm" svg:y="5cm"/>
              <draw:glue-point draw:id="10" svg:x="-1.785cm" svg:y="3.076cm"/>
              <draw:glue-point draw:id="11" svg:x="-4.285cm" svg:y="1.923cm"/>
              <draw:glue-point draw:id="12" svg:x="-5cm" svg:y="-0.961cm"/>
              <draw:glue-point draw:id="13" svg:x="-4.285cm" svg:y="-4.038cm"/>
              <draw:path draw:style-name="gr146" draw:text-style-name="P8" draw:layer="layout" svg:width="0.367cm" svg:height="0.258cm" svg:x="2.237cm" svg:y="13.14cm" svg:viewBox="0 0 368 259" svg:d="M0 259c112 0 368-47 368-117 0-71-52-142-164-142 0 71-204 165-204 259z">
                <text:p/>
              </draw:path>
              <draw:g>
                <draw:polygon draw:style-name="gr147" draw:text-style-name="P9" draw:layer="layout" svg:width="0.693cm" svg:height="0.589cm" svg:x="1.544cm" svg:y="12.81cm" svg:viewBox="0 0 694 590" draw:points="0,189 0,0 694,401 694,590">
                  <text:p/>
                </draw:polygon>
                <draw:polygon draw:style-name="gr148" draw:text-style-name="P11" draw:layer="layout" svg:width="0.774cm" svg:height="0.447cm" svg:x="1.462cm" svg:y="12.432cm" svg:viewBox="0 0 775 448" draw:points="694,448 0,47 82,0 775,401">
                  <text:p/>
                </draw:polygon>
                <draw:polygon draw:style-name="gr149" draw:text-style-name="P17" draw:layer="layout" svg:width="0.04cm" svg:height="0.094cm" svg:x="1.584cm" svg:y="12.904cm" svg:viewBox="0 0 41 95" draw:points="0,71 0,0 41,24 41,95">
                  <text:p/>
                </draw:polygon>
                <draw:polygon draw:style-name="gr150" draw:text-style-name="P17" draw:layer="layout" svg:width="0.04cm" svg:height="0.094cm" svg:x="1.666cm" svg:y="12.952cm" svg:viewBox="0 0 41 95" draw:points="0,71 0,0 41,24 41,95">
                  <text:p/>
                </draw:polygon>
                <draw:polygon draw:style-name="gr151" draw:text-style-name="P17" draw:layer="layout" svg:width="0.04cm" svg:height="0.094cm" svg:x="1.911cm" svg:y="13.093cm" svg:viewBox="0 0 41 95" draw:points="0,71 0,0 41,24 41,95">
                  <text:p/>
                </draw:polygon>
                <draw:polygon draw:style-name="gr152" draw:text-style-name="P17" draw:layer="layout" svg:width="0.04cm" svg:height="0.094cm" svg:x="1.993cm" svg:y="13.14cm" svg:viewBox="0 0 41 95" draw:points="0,71 0,0 41,24 41,95">
                  <text:p/>
                </draw:polygon>
                <draw:polygon draw:style-name="gr153" draw:text-style-name="P17" draw:layer="layout" svg:width="0.04cm" svg:height="0.094cm" svg:x="2.074cm" svg:y="13.187cm" svg:viewBox="0 0 41 95" draw:points="0,71 0,0 41,24 41,95">
                  <text:p/>
                </draw:polygon>
                <draw:polygon draw:style-name="gr154" draw:text-style-name="P17" draw:layer="layout" svg:width="0.04cm" svg:height="0.094cm" svg:x="2.156cm" svg:y="13.235cm" svg:viewBox="0 0 41 95" draw:points="0,71 0,0 41,24 41,95">
                  <text:p/>
                </draw:polygon>
                <draw:polygon draw:style-name="gr155" draw:text-style-name="P17" draw:layer="layout" svg:width="0.04cm" svg:height="0.094cm" svg:x="1.748cm" svg:y="12.999cm" svg:viewBox="0 0 41 95" draw:points="0,71 0,0 41,24 41,95">
                  <text:p/>
                </draw:polygon>
                <draw:polygon draw:style-name="gr156" draw:text-style-name="P17" draw:layer="layout" svg:width="0.04cm" svg:height="0.094cm" svg:x="1.83cm" svg:y="13.046cm" svg:viewBox="0 0 41 95" draw:points="0,71 0,0 41,24 41,95">
                  <text:p/>
                </draw:polygon>
                <draw:polygon draw:style-name="gr157" draw:text-style-name="P9" draw:layer="layout" svg:width="0.693cm" svg:height="0.778cm" svg:x="1.462cm" svg:y="12.48cm" svg:viewBox="0 0 694 779" draw:points="0,378 0,0 694,401 694,779">
                  <text:p/>
                </draw:polygon>
                <draw:polygon draw:style-name="gr158" draw:text-style-name="P10" draw:layer="layout" svg:width="0.285cm" svg:height="0.825cm" svg:x="2.156cm" svg:y="12.574cm" svg:viewBox="0 0 286 826" draw:points="82,826 82,637 0,684 0,307 82,259 82,118 286,0 286,708">
                  <text:p/>
                </draw:polygon>
                <draw:polygon draw:style-name="gr159" draw:text-style-name="P11" draw:layer="layout" svg:width="0.897cm" svg:height="0.518cm" svg:x="1.544cm" svg:y="12.173cm" svg:viewBox="0 0 898 519" draw:points="694,519 0,118 204,0 898,401">
                  <text:p/>
                </draw:polygon>
                <draw:polygon draw:style-name="gr160" draw:text-style-name="P9" draw:layer="layout" svg:width="0.693cm" svg:height="0.542cm" svg:x="1.544cm" svg:y="12.291cm" svg:viewBox="0 0 694 543" draw:points="0,142 0,0 694,401 694,543">
                  <text:p/>
                </draw:polygon>
                <draw:polygon draw:style-name="gr161" draw:text-style-name="P14" draw:layer="layout" svg:width="0.979cm" svg:height="1.226cm" svg:x="1.462cm" svg:y="12.173cm" svg:viewBox="0 0 980 1227" draw:points="82,826 82,731 0,684 0,307 82,259 82,118 286,0 980,401 980,1109 775,1227">
                  <text:p/>
                </draw:polygon>
                <draw:polygon draw:style-name="gr162" draw:text-style-name="P25" draw:layer="layout" svg:width="0.04cm" svg:height="0.094cm" svg:x="1.584cm" svg:y="12.81cm" svg:viewBox="0 0 41 95" draw:points="0,71 0,0 41,24 41,95">
                  <text:p/>
                </draw:polygon>
                <draw:polygon draw:style-name="gr163" draw:text-style-name="P25" draw:layer="layout" svg:width="0.04cm" svg:height="0.094cm" svg:x="1.707cm" svg:y="12.881cm" svg:viewBox="0 0 41 95" draw:points="0,71 0,0 41,24 41,95">
                  <text:p/>
                </draw:polygon>
                <draw:polygon draw:style-name="gr164" draw:text-style-name="P25" draw:layer="layout" svg:width="0.04cm" svg:height="0.094cm" svg:x="1.83cm" svg:y="12.952cm" svg:viewBox="0 0 41 95" draw:points="0,71 0,0 41,24 41,95">
                  <text:p/>
                </draw:polygon>
                <draw:polygon draw:style-name="gr165" draw:text-style-name="P25" draw:layer="layout" svg:width="0.04cm" svg:height="0.094cm" svg:x="1.952cm" svg:y="13.022cm" svg:viewBox="0 0 41 95" draw:points="0,71 0,0 41,24 41,95">
                  <text:p/>
                </draw:polygon>
                <draw:polygon draw:style-name="gr166" draw:text-style-name="P26" draw:layer="layout" svg:width="0.407cm" svg:height="0.4cm" svg:x="1.584cm" svg:y="12.598cm" svg:viewBox="0 0 408 401" draw:points="0,165 0,0 408,236 408,401">
                  <text:p/>
                </draw:polygon>
                <draw:polygon draw:style-name="gr167" draw:text-style-name="P27" draw:layer="layout" svg:width="0.081cm" svg:height="0.117cm" svg:x="2.034cm" svg:y="12.857cm" svg:viewBox="0 0 82 118" draw:points="0,71 0,0 82,47 82,118">
                  <text:p/>
                </draw:polygon>
                <draw:polygon draw:style-name="gr168" draw:text-style-name="P15" draw:layer="layout" svg:width="0.081cm" svg:height="0.117cm" svg:x="2.034cm" svg:y="12.952cm" svg:viewBox="0 0 82 118" draw:points="0,71 0,0 82,47 82,118">
                  <text:p/>
                </draw:polygon>
                <draw:polygon draw:style-name="gr169" draw:text-style-name="P17" draw:layer="layout" svg:width="0.04cm" svg:height="0.07cm" svg:x="1.666cm" svg:y="12.409cm" svg:viewBox="0 0 41 71" draw:points="0,47 0,0 41,24 41,71">
                  <text:p/>
                </draw:polygon>
                <draw:polygon draw:style-name="gr170" draw:text-style-name="P17" draw:layer="layout" svg:width="0.04cm" svg:height="0.07cm" svg:x="1.748cm" svg:y="12.456cm" svg:viewBox="0 0 41 71" draw:points="0,47 0,0 41,24 41,71">
                  <text:p/>
                </draw:polygon>
                <draw:polygon draw:style-name="gr171" draw:text-style-name="P17" draw:layer="layout" svg:width="0.04cm" svg:height="0.07cm" svg:x="1.83cm" svg:y="12.503cm" svg:viewBox="0 0 41 71" draw:points="0,47 0,0 41,24 41,71">
                  <text:p/>
                </draw:polygon>
                <draw:polygon draw:style-name="gr172" draw:text-style-name="P17" draw:layer="layout" svg:width="0.04cm" svg:height="0.07cm" svg:x="1.585cm" svg:y="12.362cm" svg:viewBox="0 0 41 71" draw:points="0,47 0,0 41,24 41,71">
                  <text:p/>
                </draw:polygon>
              </draw:g>
            </draw:g>
            <draw:g>
              <draw:glue-point draw:id="4" svg:x="-2.321cm" svg:y="2.89cm"/>
              <draw:glue-point draw:id="5" svg:x="3.612cm" svg:y="-0.913cm"/>
              <draw:glue-point draw:id="6" svg:x="1.25cm" svg:y="-3.593cm"/>
              <draw:glue-point draw:id="7" svg:x="-2.321cm" svg:y="-2.812cm"/>
              <draw:glue-point draw:id="8" svg:x="-1.964cm" svg:y="-5cm"/>
              <draw:glue-point draw:id="9" svg:x="0.907cm" svg:y="-3.817cm"/>
              <draw:glue-point draw:id="10" svg:x="0.659cm" svg:y="4.139cm"/>
              <draw:g>
                <draw:path draw:style-name="gr173" draw:text-style-name="P8" draw:layer="layout" svg:width="0.324cm" svg:height="0.204cm" svg:x="2.538cm" svg:y="15.645cm" svg:viewBox="0 0 325 205" svg:d="M0 205c81 0 325-68 325-119 0-52-8-86-89-86 0 52-237 52-236 205z">
                  <text:p/>
                </draw:path>
                <draw:g>
                  <draw:polygon draw:style-name="gr174" draw:text-style-name="P9" draw:layer="layout" svg:width="0.147cm" svg:height="0.17cm" svg:x="2.419cm" svg:y="15.68cm" svg:viewBox="0 0 148 171" draw:points="0,103 30,0 148,68 119,171">
                    <text:p/>
                  </draw:polygon>
                  <draw:polygon draw:style-name="gr175" draw:text-style-name="P11" draw:layer="layout" svg:width="0.325cm" svg:height="0.187cm" svg:x="2.448cm" svg:y="15.56cm" svg:viewBox="0 0 326 188" draw:points="0,120 59,68 148,17 207,0 326,68 267,86 178,137 119,188">
                    <text:p/>
                  </draw:polygon>
                  <draw:path draw:style-name="gr176" draw:text-style-name="P23" draw:layer="layout" svg:width="0.266cm" svg:height="0.222cm" svg:x="2.537cm" svg:y="15.628cm" svg:viewBox="0 0 267 223" svg:d="M267 68c0-102-60-68-119-34s-118 34-148 189c0 0 119-69 267-155z">
                    <text:p/>
                  </draw:path>
                  <draw:path draw:style-name="gr177" draw:text-style-name="P14" draw:layer="layout" svg:width="0.384cm" svg:height="0.29cm" svg:x="2.419cm" svg:y="15.56cm" svg:viewBox="0 0 385 291" svg:d="M237 0c-59 17-59 17-118 52-30 16-89 34-119 171 59 34 59 34 119 68 34-16 207-120 266-154 0-85-59-85-148-137z">
                    <text:p/>
                  </draw:path>
                </draw:g>
              </draw:g>
              <draw:g>
                <draw:path draw:style-name="gr178" draw:text-style-name="P8" draw:layer="layout" svg:width="0.532cm" svg:height="0.41cm" svg:x="2.27cm" svg:y="14.823cm" svg:viewBox="0 0 533 411" svg:d="M2 411c81 0 531-17 531-171s-155-240-236-240c0 52-325 34-295 411z">
                  <text:p/>
                </draw:path>
                <draw:g>
                  <draw:polygon draw:style-name="gr179" draw:text-style-name="P9" draw:layer="layout" svg:width="0.295cm" svg:height="0.239cm" svg:x="1.974cm" svg:y="14.995cm" svg:viewBox="0 0 296 240" draw:points="0,68 0,0 296,171 296,240">
                    <text:p/>
                  </draw:polygon>
                  <draw:polygon draw:style-name="gr180" draw:text-style-name="P9" draw:layer="layout" svg:width="0.295cm" svg:height="0.29cm" svg:x="2.211cm" svg:y="14.738cm" svg:viewBox="0 0 296 291" draw:points="0,120 0,0 296,171 296,291">
                    <text:p/>
                  </draw:polygon>
                  <draw:polygon draw:style-name="gr181" draw:text-style-name="P11" draw:layer="layout" svg:width="0.532cm" svg:height="0.307cm" svg:x="1.974cm" svg:y="14.858cm" svg:viewBox="0 0 533 308" draw:points="0,137 237,0 533,171 296,308">
                    <text:p/>
                  </draw:polygon>
                  <draw:polygon draw:style-name="gr182" draw:text-style-name="P23" draw:layer="layout" svg:width="0.295cm" svg:height="0.29cm" svg:x="2.27cm" svg:y="14.943cm" svg:viewBox="0 0 296 291" draw:points="0,291 0,223 237,86 237,0 296,34 296,120">
                    <text:p/>
                  </draw:polygon>
                  <draw:polygon draw:style-name="gr183" draw:text-style-name="P9" draw:layer="layout" svg:width="0.947cm" svg:height="1.3cm" svg:x="1.648cm" svg:y="13.693cm" svg:viewBox="0 0 948 1301" draw:points="0,754 0,0 948,548 948,1301">
                    <text:p/>
                  </draw:polygon>
                  <draw:polygon draw:style-name="gr184" draw:text-style-name="P18" draw:layer="layout" svg:width="0.888cm" svg:height="1.198cm" svg:x="1.678cm" svg:y="13.745cm" svg:viewBox="0 0 889 1199" draw:points="0,685 0,0 889,514 889,1199">
                    <text:p/>
                  </draw:polygon>
                  <draw:polygon draw:style-name="gr185" draw:text-style-name="P11" draw:layer="layout" svg:width="1.006cm" svg:height="0.581cm" svg:x="1.648cm" svg:y="13.659cm" svg:viewBox="0 0 1007 582" draw:points="948,582 0,34 59,0 1007,548">
                    <text:p/>
                  </draw:polygon>
                  <draw:polygon draw:style-name="gr186" draw:text-style-name="P23" draw:layer="layout" svg:width="0.058cm" svg:height="0.787cm" svg:x="2.596cm" svg:y="14.207cm" svg:viewBox="0 0 59 788" draw:points="0,788 0,34 59,0 59,754">
                    <text:p/>
                  </draw:polygon>
                  <draw:polygon draw:style-name="gr187" draw:text-style-name="P14" draw:layer="layout" svg:width="1.006cm" svg:height="1.574cm" svg:x="1.648cm" svg:y="13.659cm" svg:viewBox="0 0 1007 1575" draw:points="59,0 1007,548 1007,1301 948,1336 918,1319 918,1404 622,1575 326,1404 326,1336 563,1199 563,1113 0,788 0,34">
                    <text:p/>
                  </draw:polygon>
                </draw:g>
              </draw:g>
              <draw:g>
                <draw:path draw:style-name="gr188" draw:text-style-name="P8" draw:layer="layout" svg:width="0.385cm" svg:height="0.204cm" svg:x="2.151cm" svg:y="15.457cm" svg:viewBox="0 0 386 205" svg:d="M2 205c82 0 384-85 384-137 0-51-8-68-89-68 0 52-326 34-295 205z">
                  <text:p/>
                </draw:path>
                <draw:g>
                  <draw:polygon draw:style-name="gr189" draw:text-style-name="P11" draw:layer="layout" svg:width="1.273cm" svg:height="0.735cm" svg:x="1.204cm" svg:y="14.875cm" svg:viewBox="0 0 1274 736" draw:points="948,736 0,188 326,0 1274,548">
                    <text:p/>
                  </draw:polygon>
                  <draw:polygon draw:style-name="gr190" draw:text-style-name="P28" draw:layer="layout" svg:width="0.858cm" svg:height="0.496cm" svg:x="1.293cm" svg:y="14.926cm" svg:viewBox="0 0 859 497" draw:points="0,137 237,0 859,360 622,497">
                    <text:p/>
                  </draw:polygon>
                  <draw:polygon draw:style-name="gr191" draw:text-style-name="P28" draw:layer="layout" svg:width="0.414cm" svg:height="0.239cm" svg:x="1.974cm" svg:y="15.32cm" svg:viewBox="0 0 415 240" draw:points="0,137 237,0 415,103 178,240">
                    <text:p/>
                  </draw:polygon>
                  <draw:polygon draw:style-name="gr192" draw:text-style-name="P23" draw:layer="layout" svg:width="0.325cm" svg:height="0.256cm" svg:x="2.152cm" svg:y="15.423cm" svg:viewBox="0 0 326 257" draw:points="0,257 0,188 326,0 326,68">
                    <text:p/>
                  </draw:polygon>
                  <draw:line draw:style-name="gr193" draw:text-style-name="P12" draw:layer="layout" svg:x1="1.352cm" svg:y1="15.029cm" svg:x2="1.974cm" svg:y2="15.389cm">
                    <text:p/>
                  </draw:line>
                  <draw:line draw:style-name="gr194" draw:text-style-name="P12" draw:layer="layout" svg:x1="1.411cm" svg:y1="14.995cm" svg:x2="2.033cm" svg:y2="15.355cm">
                    <text:p/>
                  </draw:line>
                  <draw:line draw:style-name="gr195" draw:text-style-name="P12" draw:layer="layout" svg:x1="1.471cm" svg:y1="14.96cm" svg:x2="2.093cm" svg:y2="15.32cm">
                    <text:p/>
                  </draw:line>
                  <draw:line draw:style-name="gr196" draw:text-style-name="P12" draw:layer="layout" svg:x1="2.033cm" svg:y1="15.286cm" svg:x2="2.092cm" svg:y2="15.252cm">
                    <text:p/>
                  </draw:line>
                  <draw:line draw:style-name="gr197" draw:text-style-name="P12" draw:layer="layout" svg:x1="1.974cm" svg:y1="15.251cm" svg:x2="2.033cm" svg:y2="15.217cm">
                    <text:p/>
                  </draw:line>
                  <draw:line draw:style-name="gr198" draw:text-style-name="P12" draw:layer="layout" svg:x1="1.915cm" svg:y1="15.217cm" svg:x2="1.974cm" svg:y2="15.183cm">
                    <text:p/>
                  </draw:line>
                  <draw:line draw:style-name="gr199" draw:text-style-name="P12" draw:layer="layout" svg:x1="1.944cm" svg:y1="15.302cm" svg:x2="2.003cm" svg:y2="15.268cm">
                    <text:p/>
                  </draw:line>
                  <draw:line draw:style-name="gr200" draw:text-style-name="P12" draw:layer="layout" svg:x1="1.886cm" svg:y1="15.268cm" svg:x2="1.945cm" svg:y2="15.234cm">
                    <text:p/>
                  </draw:line>
                  <draw:line draw:style-name="gr201" draw:text-style-name="P12" draw:layer="layout" svg:x1="1.826cm" svg:y1="15.234cm" svg:x2="1.885cm" svg:y2="15.2cm">
                    <text:p/>
                  </draw:line>
                  <draw:line draw:style-name="gr202" draw:text-style-name="P12" draw:layer="layout" svg:x1="1.856cm" svg:y1="15.183cm" svg:x2="1.915cm" svg:y2="15.149cm">
                    <text:p/>
                  </draw:line>
                  <draw:line draw:style-name="gr203" draw:text-style-name="P12" draw:layer="layout" svg:x1="1.767cm" svg:y1="15.2cm" svg:x2="1.826cm" svg:y2="15.166cm">
                    <text:p/>
                  </draw:line>
                  <draw:line draw:style-name="gr204" draw:text-style-name="P12" draw:layer="layout" svg:x1="1.797cm" svg:y1="15.149cm" svg:x2="1.856cm" svg:y2="15.115cm">
                    <text:p/>
                  </draw:line>
                  <draw:line draw:style-name="gr205" draw:text-style-name="P12" draw:layer="layout" svg:x1="1.737cm" svg:y1="15.114cm" svg:x2="1.796cm" svg:y2="15.08cm">
                    <text:p/>
                  </draw:line>
                  <draw:line draw:style-name="gr206" draw:text-style-name="P12" draw:layer="layout" svg:x1="1.678cm" svg:y1="15.08cm" svg:x2="1.737cm" svg:y2="15.046cm">
                    <text:p/>
                  </draw:line>
                  <draw:line draw:style-name="gr207" draw:text-style-name="P12" draw:layer="layout" svg:x1="1.708cm" svg:y1="15.166cm" svg:x2="1.767cm" svg:y2="15.132cm">
                    <text:p/>
                  </draw:line>
                  <draw:line draw:style-name="gr208" draw:text-style-name="P12" draw:layer="layout" svg:x1="1.648cm" svg:y1="15.131cm" svg:x2="1.707cm" svg:y2="15.097cm">
                    <text:p/>
                  </draw:line>
                  <draw:line draw:style-name="gr209" draw:text-style-name="P12" draw:layer="layout" svg:x1="1.589cm" svg:y1="15.097cm" svg:x2="1.648cm" svg:y2="15.063cm">
                    <text:p/>
                  </draw:line>
                  <draw:line draw:style-name="gr210" draw:text-style-name="P12" draw:layer="layout" svg:x1="1.619cm" svg:y1="15.046cm" svg:x2="1.678cm" svg:y2="15.012cm">
                    <text:p/>
                  </draw:line>
                  <draw:line draw:style-name="gr211" draw:text-style-name="P12" draw:layer="layout" svg:x1="1.53cm" svg:y1="15.063cm" svg:x2="1.589cm" svg:y2="15.029cm">
                    <text:p/>
                  </draw:line>
                  <draw:line draw:style-name="gr212" draw:text-style-name="P12" draw:layer="layout" svg:x1="1.56cm" svg:y1="15.012cm" svg:x2="1.619cm" svg:y2="14.978cm">
                    <text:p/>
                  </draw:line>
                  <draw:line draw:style-name="gr213" draw:text-style-name="P12" draw:layer="layout" svg:x1="1.5cm" svg:y1="14.977cm" svg:x2="1.559cm" svg:y2="14.943cm">
                    <text:p/>
                  </draw:line>
                  <draw:line draw:style-name="gr214" draw:text-style-name="P12" draw:layer="layout" svg:x1="1.471cm" svg:y1="15.029cm" svg:x2="1.53cm" svg:y2="14.995cm">
                    <text:p/>
                  </draw:line>
                  <draw:line draw:style-name="gr215" draw:text-style-name="P12" draw:layer="layout" svg:x1="1.856cm" svg:y1="15.32cm" svg:x2="1.915cm" svg:y2="15.286cm">
                    <text:p/>
                  </draw:line>
                  <draw:line draw:style-name="gr216" draw:text-style-name="P12" draw:layer="layout" svg:x1="1.797cm" svg:y1="15.286cm" svg:x2="1.856cm" svg:y2="15.252cm">
                    <text:p/>
                  </draw:line>
                  <draw:line draw:style-name="gr217" draw:text-style-name="P12" draw:layer="layout" svg:x1="1.737cm" svg:y1="15.251cm" svg:x2="1.796cm" svg:y2="15.217cm">
                    <text:p/>
                  </draw:line>
                  <draw:line draw:style-name="gr218" draw:text-style-name="P12" draw:layer="layout" svg:x1="1.708cm" svg:y1="15.302cm" svg:x2="1.767cm" svg:y2="15.268cm">
                    <text:p/>
                  </draw:line>
                  <draw:line draw:style-name="gr219" draw:text-style-name="P12" draw:layer="layout" svg:x1="1.648cm" svg:y1="15.268cm" svg:x2="1.707cm" svg:y2="15.234cm">
                    <text:p/>
                  </draw:line>
                  <draw:line draw:style-name="gr220" draw:text-style-name="P12" draw:layer="layout" svg:x1="1.678cm" svg:y1="15.217cm" svg:x2="1.737cm" svg:y2="15.183cm">
                    <text:p/>
                  </draw:line>
                  <draw:line draw:style-name="gr221" draw:text-style-name="P12" draw:layer="layout" svg:x1="1.619cm" svg:y1="15.183cm" svg:x2="1.678cm" svg:y2="15.149cm">
                    <text:p/>
                  </draw:line>
                  <draw:line draw:style-name="gr222" draw:text-style-name="P12" draw:layer="layout" svg:x1="1.56cm" svg:y1="15.149cm" svg:x2="1.619cm" svg:y2="15.115cm">
                    <text:p/>
                  </draw:line>
                  <draw:line draw:style-name="gr223" draw:text-style-name="P12" draw:layer="layout" svg:x1="1.5cm" svg:y1="15.114cm" svg:x2="1.559cm" svg:y2="15.08cm">
                    <text:p/>
                  </draw:line>
                  <draw:line draw:style-name="gr224" draw:text-style-name="P12" draw:layer="layout" svg:x1="1.411cm" svg:y1="15.131cm" svg:x2="1.47cm" svg:y2="15.097cm">
                    <text:p/>
                  </draw:line>
                  <draw:line draw:style-name="gr225" draw:text-style-name="P12" draw:layer="layout" svg:x1="1.441cm" svg:y1="15.08cm" svg:x2="1.5cm" svg:y2="15.046cm">
                    <text:p/>
                  </draw:line>
                  <draw:line draw:style-name="gr226" draw:text-style-name="P12" draw:layer="layout" svg:x1="1.352cm" svg:y1="15.097cm" svg:x2="1.411cm" svg:y2="15.063cm">
                    <text:p/>
                  </draw:line>
                  <draw:line draw:style-name="gr227" draw:text-style-name="P12" draw:layer="layout" svg:x1="1.826cm" svg:y1="15.371cm" svg:x2="1.885cm" svg:y2="15.337cm">
                    <text:p/>
                  </draw:line>
                  <draw:line draw:style-name="gr228" draw:text-style-name="P12" draw:layer="layout" svg:x1="1.767cm" svg:y1="15.337cm" svg:x2="1.826cm" svg:y2="15.303cm">
                    <text:p/>
                  </draw:line>
                  <draw:line draw:style-name="gr229" draw:text-style-name="P12" draw:layer="layout" svg:x1="2.033cm" svg:y1="15.491cm" svg:x2="2.27cm" svg:y2="15.354cm">
                    <text:p/>
                  </draw:line>
                  <draw:line draw:style-name="gr230" draw:text-style-name="P12" draw:layer="layout" svg:x1="2.093cm" svg:y1="15.525cm" svg:x2="2.33cm" svg:y2="15.388cm">
                    <text:p/>
                  </draw:line>
                  <draw:line draw:style-name="gr231" draw:text-style-name="P12" draw:layer="layout" svg:x1="2.152cm" svg:y1="15.354cm" svg:x2="2.33cm" svg:y2="15.457cm">
                    <text:p/>
                  </draw:line>
                  <draw:line draw:style-name="gr232" draw:text-style-name="P12" draw:layer="layout" svg:x1="2.093cm" svg:y1="15.388cm" svg:x2="2.271cm" svg:y2="15.491cm">
                    <text:p/>
                  </draw:line>
                  <draw:line draw:style-name="gr233" draw:text-style-name="P12" draw:layer="layout" svg:x1="2.033cm" svg:y1="15.423cm" svg:x2="2.152cm" svg:y2="15.491cm">
                    <text:p/>
                  </draw:line>
                  <draw:polygon draw:style-name="gr234" draw:text-style-name="P9" draw:layer="layout" svg:width="0.947cm" svg:height="0.616cm" svg:x="1.204cm" svg:y="15.063cm" svg:viewBox="0 0 948 617" draw:points="0,68 0,0 948,548 948,617">
                    <text:p/>
                  </draw:polygon>
                  <draw:polygon draw:style-name="gr235" draw:text-style-name="P14" draw:layer="layout" svg:width="1.273cm" svg:height="0.804cm" svg:x="1.204cm" svg:y="14.875cm" svg:viewBox="0 0 1274 805" draw:points="326,0 1274,548 1274,617 948,805 0,257 0,188">
                    <text:p/>
                  </draw:polygon>
                </draw:g>
              </draw:g>
            </draw:g>
          </draw:g>
          <draw:frame draw:style-name="gr236" draw:text-style-name="P30" draw:layer="layout" svg:width="3.175cm" svg:height="0.975cm" svg:x="0.446cm" svg:y="16.105cm">
            <draw:text-box>
              <text:p text:style-name="P29"><text:span text:style-name="T1">Network</text:span></text:p>
            </draw:text-box>
          </draw:frame>
        </draw:g>
        <draw:g>
          <draw:g xml:id="id2" draw:id="id2">
            <draw:glue-point draw:id="4" svg:x="4.474cm" svg:y="-1.287cm"/>
            <draw:glue-point draw:id="5" svg:x="4.122cm" svg:y="-0.966cm"/>
            <draw:glue-point draw:id="6" svg:x="3.637cm" svg:y="-0.466cm"/>
            <draw:glue-point draw:id="7" svg:x="4.122cm" svg:y="-0.805cm"/>
            <draw:glue-point draw:id="8" svg:x="4.474cm" svg:y="-1.127cm"/>
            <draw:glue-point draw:id="9" svg:x="4.474cm" svg:y="-1.127cm"/>
            <draw:glue-point draw:id="10" svg:x="3.42cm" svg:y="-0.16cm"/>
            <draw:glue-point draw:id="11" svg:x="2.894cm" svg:y="0.321cm"/>
            <draw:glue-point draw:id="12" svg:x="2.543cm" svg:y="0.642cm"/>
            <draw:glue-point draw:id="13" svg:x="2.192cm" svg:y="0.966cm"/>
            <draw:glue-point draw:id="14" svg:x="1.841cm" svg:y="1.287cm"/>
            <draw:glue-point draw:id="15" svg:x="1.315cm" svg:y="1.772cm"/>
            <draw:glue-point draw:id="16" svg:x="0.964cm" svg:y="2.095cm"/>
            <draw:glue-point draw:id="17" svg:x="0.613cm" svg:y="2.417cm"/>
            <draw:glue-point draw:id="18" svg:x="0.262cm" svg:y="2.738cm"/>
            <draw:glue-point draw:id="19" svg:x="2.018cm" svg:y="-5cm"/>
            <draw:glue-point draw:id="20" svg:x="-4.12cm" svg:y="1.45cm"/>
            <draw:glue-point draw:id="21" svg:x="4.999cm" svg:y="-2.095cm"/>
            <draw:glue-point draw:id="22" svg:x="2.018cm" svg:y="1.45cm"/>
            <draw:glue-point draw:id="23" svg:x="-0.787cm" svg:y="-2.417cm"/>
            <draw:glue-point draw:id="24" svg:x="3.246cm" svg:y="-3.868cm"/>
            <draw:glue-point draw:id="25" svg:x="-3.068cm" svg:y="3.223cm"/>
            <draw:glue-point draw:id="26" svg:x="-4.12cm" svg:y="0.642cm"/>
            <draw:glue-point draw:id="27" svg:x="4.318cm" svg:y="-1.875cm"/>
            <draw:glue-point draw:id="28" svg:x="3.978cm" svg:y="-1.56cm"/>
            <draw:glue-point draw:id="29" svg:x="3.637cm" svg:y="-1.25cm"/>
            <draw:glue-point draw:id="30" svg:x="3.298cm" svg:y="-0.779cm"/>
            <draw:glue-point draw:id="31" svg:x="3.298cm" svg:y="-0.31cm"/>
            <draw:glue-point draw:id="32" svg:x="2.787cm" svg:y="-0.466cm"/>
            <draw:glue-point draw:id="33" svg:x="2.787cm" svg:y="0.31cm"/>
            <draw:glue-point draw:id="34" svg:x="2.447cm" svg:y="-0.154cm"/>
            <draw:glue-point draw:id="35" svg:x="2.447cm" svg:y="0.625cm"/>
            <draw:glue-point draw:id="36" svg:x="2.106cm" svg:y="0.154cm"/>
            <draw:glue-point draw:id="37" svg:x="2.106cm" svg:y="0.935cm"/>
            <draw:glue-point draw:id="38" svg:x="1.767cm" svg:y="0.466cm"/>
            <draw:glue-point draw:id="39" svg:x="1.767cm" svg:y="1.25cm"/>
            <draw:glue-point draw:id="40" svg:x="1.256cm" svg:y="0.935cm"/>
            <draw:glue-point draw:id="41" svg:x="1.256cm" svg:y="1.56cm"/>
            <draw:glue-point draw:id="42" svg:x="0.915cm" svg:y="1.25cm"/>
            <draw:glue-point draw:id="43" svg:x="0.915cm" svg:y="2.029cm"/>
            <draw:glue-point draw:id="44" svg:x="0.575cm" svg:y="1.56cm"/>
            <draw:glue-point draw:id="45" svg:x="0.575cm" svg:y="2.341cm"/>
            <draw:glue-point draw:id="46" svg:x="0.064cm" svg:y="2.029cm"/>
            <draw:path draw:style-name="gr237" draw:text-style-name="P8" draw:layer="layout" svg:width="1.046cm" svg:height="0.839cm" svg:x="4.677cm" svg:y="10.593cm" svg:viewBox="0 0 1047 840" svg:d="M1047 840c-160 0-1047-336-1047-504s422-336 582-336c0 101 465 706 465 840z">
              <text:p/>
            </draw:path>
            <draw:g>
              <draw:polygon draw:style-name="gr238" draw:text-style-name="P9" draw:layer="layout" svg:width="2.035cm" svg:height="1.512cm" svg:x="5.84cm" svg:y="9.853cm" svg:viewBox="0 0 2036 1513" draw:points="2036,336 2036,0 0,1177 0,1513">
                <text:p/>
              </draw:polygon>
              <draw:polygon draw:style-name="gr239" draw:text-style-name="P10" draw:layer="layout" svg:width="0.871cm" svg:height="0.839cm" svg:x="4.968cm" svg:y="10.525cm" svg:viewBox="0 0 872 840" draw:points="872,840 872,504 0,0 0,336">
                <text:p/>
              </draw:polygon>
              <draw:polygon draw:style-name="gr240" draw:text-style-name="P11" draw:layer="layout" svg:width="2.907cm" svg:height="1.68cm" svg:x="4.968cm" svg:y="9.349cm" svg:viewBox="0 0 2908 1681" draw:points="872,1681 2908,504 2036,0 0,1177">
                <text:p/>
              </draw:polygon>
              <draw:polygon draw:style-name="gr241" draw:text-style-name="P13" draw:layer="layout" svg:width="0.115cm" svg:height="0.201cm" svg:x="5.956cm" svg:y="10.996cm" svg:viewBox="0 0 116 202" draw:points="116,134 116,0 0,67 0,202">
                <text:p/>
              </draw:polygon>
              <draw:polygon draw:style-name="gr242" draw:text-style-name="P9" draw:layer="layout" svg:width="0.115cm" svg:height="0.402cm" svg:x="7.876cm" svg:y="9.786cm" svg:viewBox="0 0 116 403" draw:points="116,336 116,0 0,67 0,403">
                <text:p/>
              </draw:polygon>
              <draw:polygon draw:style-name="gr243" draw:text-style-name="P31" draw:layer="layout" svg:width="0.115cm" svg:height="0.402cm" svg:x="5.724cm" svg:y="11.03cm" svg:viewBox="0 0 116 403" draw:points="116,336 116,0 0,67 0,403">
                <text:p/>
              </draw:polygon>
              <draw:polygon draw:style-name="gr244" draw:text-style-name="P14" draw:layer="layout" svg:width="3.023cm" svg:height="2.083cm" svg:x="4.968cm" svg:y="9.349cm" svg:viewBox="0 0 3024 2084" draw:points="3024,773 3024,437 2908,504 2036,0 0,1177 0,1513 756,1950 756,2084">
                <text:p/>
              </draw:polygon>
              <draw:polygon draw:style-name="gr245" draw:text-style-name="P17" draw:layer="layout" svg:width="0.057cm" svg:height="0.1cm" svg:x="7.759cm" svg:y="10.088cm" svg:viewBox="0 0 58 101" draw:points="58,67 58,0 0,33 0,101">
                <text:p/>
              </draw:polygon>
              <draw:polygon draw:style-name="gr246" draw:text-style-name="P17" draw:layer="layout" svg:width="0.057cm" svg:height="0.1cm" svg:x="7.759cm" svg:y="9.954cm" svg:viewBox="0 0 58 101" draw:points="58,67 58,0 0,33 0,101">
                <text:p/>
              </draw:polygon>
              <draw:polygon draw:style-name="gr247" draw:text-style-name="P17" draw:layer="layout" svg:width="0.057cm" svg:height="0.1cm" svg:x="7.643cm" svg:y="10.155cm" svg:viewBox="0 0 58 101" draw:points="58,67 58,0 0,33 0,101">
                <text:p/>
              </draw:polygon>
              <draw:polygon draw:style-name="gr248" draw:text-style-name="P17" draw:layer="layout" svg:width="0.057cm" svg:height="0.1cm" svg:x="7.643cm" svg:y="10.021cm" svg:viewBox="0 0 58 101" draw:points="58,67 58,0 0,33 0,101">
                <text:p/>
              </draw:polygon>
              <draw:polygon draw:style-name="gr249" draw:text-style-name="P17" draw:layer="layout" svg:width="0.057cm" svg:height="0.1cm" svg:x="7.527cm" svg:y="10.223cm" svg:viewBox="0 0 58 101" draw:points="58,67 58,0 0,33 0,101">
                <text:p/>
              </draw:polygon>
              <draw:polygon draw:style-name="gr250" draw:text-style-name="P17" draw:layer="layout" svg:width="0.057cm" svg:height="0.1cm" svg:x="7.527cm" svg:y="10.088cm" svg:viewBox="0 0 58 101" draw:points="58,67 58,0 0,33 0,101">
                <text:p/>
              </draw:polygon>
              <draw:polygon draw:style-name="gr251" draw:text-style-name="P17" draw:layer="layout" svg:width="0.057cm" svg:height="0.1cm" svg:x="7.41cm" svg:y="10.29cm" svg:viewBox="0 0 58 101" draw:points="58,67 58,0 0,33 0,101">
                <text:p/>
              </draw:polygon>
              <draw:polygon draw:style-name="gr252" draw:text-style-name="P17" draw:layer="layout" svg:width="0.057cm" svg:height="0.1cm" svg:x="7.41cm" svg:y="10.155cm" svg:viewBox="0 0 58 101" draw:points="58,67 58,0 0,33 0,101">
                <text:p/>
              </draw:polygon>
              <draw:polygon draw:style-name="gr253" draw:text-style-name="P17" draw:layer="layout" svg:width="0.057cm" svg:height="0.1cm" svg:x="7.236cm" svg:y="10.391cm" svg:viewBox="0 0 58 101" draw:points="58,67 58,0 0,33 0,101">
                <text:p/>
              </draw:polygon>
              <draw:polygon draw:style-name="gr254" draw:text-style-name="P17" draw:layer="layout" svg:width="0.057cm" svg:height="0.1cm" svg:x="7.236cm" svg:y="10.256cm" svg:viewBox="0 0 58 101" draw:points="58,67 58,0 0,33 0,101">
                <text:p/>
              </draw:polygon>
              <draw:polygon draw:style-name="gr255" draw:text-style-name="P17" draw:layer="layout" svg:width="0.057cm" svg:height="0.1cm" svg:x="7.12cm" svg:y="10.458cm" svg:viewBox="0 0 58 101" draw:points="58,67 58,0 0,33 0,101">
                <text:p/>
              </draw:polygon>
              <draw:polygon draw:style-name="gr256" draw:text-style-name="P17" draw:layer="layout" svg:width="0.057cm" svg:height="0.1cm" svg:x="7.12cm" svg:y="10.323cm" svg:viewBox="0 0 58 101" draw:points="58,67 58,0 0,33 0,101">
                <text:p/>
              </draw:polygon>
              <draw:polygon draw:style-name="gr257" draw:text-style-name="P17" draw:layer="layout" svg:width="0.057cm" svg:height="0.1cm" svg:x="7.003cm" svg:y="10.525cm" svg:viewBox="0 0 58 101" draw:points="58,67 58,0 0,33 0,101">
                <text:p/>
              </draw:polygon>
              <draw:polygon draw:style-name="gr258" draw:text-style-name="P17" draw:layer="layout" svg:width="0.057cm" svg:height="0.1cm" svg:x="7.003cm" svg:y="10.391cm" svg:viewBox="0 0 58 101" draw:points="58,67 58,0 0,33 0,101">
                <text:p/>
              </draw:polygon>
              <draw:polygon draw:style-name="gr259" draw:text-style-name="P17" draw:layer="layout" svg:width="0.057cm" svg:height="0.1cm" svg:x="6.887cm" svg:y="10.593cm" svg:viewBox="0 0 58 101" draw:points="58,67 58,0 0,33 0,101">
                <text:p/>
              </draw:polygon>
              <draw:polygon draw:style-name="gr260" draw:text-style-name="P17" draw:layer="layout" svg:width="0.057cm" svg:height="0.1cm" svg:x="6.887cm" svg:y="10.458cm" svg:viewBox="0 0 58 101" draw:points="58,67 58,0 0,33 0,101">
                <text:p/>
              </draw:polygon>
              <draw:polygon draw:style-name="gr261" draw:text-style-name="P17" draw:layer="layout" svg:width="0.057cm" svg:height="0.1cm" svg:x="6.713cm" svg:y="10.693cm" svg:viewBox="0 0 58 101" draw:points="58,67 58,0 0,33 0,101">
                <text:p/>
              </draw:polygon>
              <draw:polygon draw:style-name="gr262" draw:text-style-name="P17" draw:layer="layout" svg:width="0.057cm" svg:height="0.1cm" svg:x="6.713cm" svg:y="10.559cm" svg:viewBox="0 0 58 101" draw:points="58,67 58,0 0,33 0,101">
                <text:p/>
              </draw:polygon>
              <draw:polygon draw:style-name="gr263" draw:text-style-name="P17" draw:layer="layout" svg:width="0.057cm" svg:height="0.1cm" svg:x="6.596cm" svg:y="10.761cm" svg:viewBox="0 0 58 101" draw:points="58,67 58,0 0,33 0,101">
                <text:p/>
              </draw:polygon>
              <draw:polygon draw:style-name="gr264" draw:text-style-name="P17" draw:layer="layout" svg:width="0.057cm" svg:height="0.1cm" svg:x="6.596cm" svg:y="10.626cm" svg:viewBox="0 0 58 101" draw:points="58,67 58,0 0,33 0,101">
                <text:p/>
              </draw:polygon>
              <draw:polygon draw:style-name="gr265" draw:text-style-name="P17" draw:layer="layout" svg:width="0.057cm" svg:height="0.1cm" svg:x="6.48cm" svg:y="10.828cm" svg:viewBox="0 0 58 101" draw:points="58,67 58,0 0,33 0,101">
                <text:p/>
              </draw:polygon>
              <draw:polygon draw:style-name="gr266" draw:text-style-name="P17" draw:layer="layout" svg:width="0.057cm" svg:height="0.1cm" svg:x="6.48cm" svg:y="10.693cm" svg:viewBox="0 0 58 101" draw:points="58,67 58,0 0,33 0,101">
                <text:p/>
              </draw:polygon>
              <draw:polygon draw:style-name="gr267" draw:text-style-name="P17" draw:layer="layout" svg:width="0.057cm" svg:height="0.1cm" svg:x="6.364cm" svg:y="10.895cm" svg:viewBox="0 0 58 101" draw:points="58,67 58,0 0,33 0,101">
                <text:p/>
              </draw:polygon>
              <draw:polygon draw:style-name="gr268" draw:text-style-name="P17" draw:layer="layout" svg:width="0.057cm" svg:height="0.1cm" svg:x="6.364cm" svg:y="10.761cm" svg:viewBox="0 0 58 101" draw:points="58,67 58,0 0,33 0,101">
                <text:p/>
              </draw:polygon>
            </draw:g>
          </draw:g>
          <draw:frame draw:style-name="gr269" draw:text-style-name="P32" draw:layer="layout" svg:width="5.08cm" svg:height="1.699cm" svg:x="3.794cm" svg:y="11.612cm">
            <draw:text-box>
              <text:p text:style-name="P29"><text:span text:style-name="T1">Switch SPAN Port or Network TAP</text:span></text:p>
            </draw:text-box>
          </draw:frame>
        </draw:g>
        <draw:g>
          <draw:g xml:id="id3" draw:id="id3">
            <draw:glue-point draw:id="4" svg:x="5.001cm" svg:y="-2.995cm"/>
            <draw:glue-point draw:id="5" svg:x="3.667cm" svg:y="0.197cm"/>
            <draw:glue-point draw:id="6" svg:x="2.501cm" svg:y="2.999cm"/>
            <draw:glue-point draw:id="7" svg:x="-4.161cm" svg:y="2.999cm"/>
            <draw:glue-point draw:id="8" svg:x="-0.663cm" svg:y="3.398cm"/>
            <draw:glue-point draw:id="9" svg:x="-4.996cm" svg:y="0.999cm"/>
            <draw:glue-point draw:id="10" svg:x="-3.828cm" svg:y="-1.794cm"/>
            <draw:glue-point draw:id="11" svg:x="-2.497cm" svg:y="-4.995cm"/>
            <draw:glue-point draw:id="12" svg:x="4.166cm" svg:y="-4.995cm"/>
            <draw:path draw:style-name="gr270" draw:text-style-name="P8" draw:layer="layout" svg:width="0.511cm" svg:height="0.384cm" svg:x="11.091cm" svg:y="10.894cm" svg:viewBox="0 0 512 385" svg:d="M0 385c141 0 512-59 512-148s-64-237-205-237c0 89-307 237-307 385z">
              <text:p/>
            </draw:path>
            <draw:g>
              <draw:polygon draw:style-name="gr271" draw:text-style-name="P9" draw:layer="layout" svg:width="0.768cm" svg:height="1.629cm" svg:x="10.322cm" svg:y="9.649cm" svg:viewBox="0 0 769 1630" draw:points="0,1185 0,0 769,444 769,1630">
                <text:p/>
              </draw:polygon>
              <draw:polygon draw:style-name="gr272" draw:text-style-name="P10" draw:layer="layout" svg:width="0.255cm" svg:height="1.333cm" svg:x="11.091cm" svg:y="9.945cm" svg:viewBox="0 0 256 1334" draw:points="0,1334 0,148 256,0 256,1185">
                <text:p/>
              </draw:polygon>
              <draw:polygon draw:style-name="gr273" draw:text-style-name="P11" draw:layer="layout" svg:width="1.024cm" svg:height="0.592cm" svg:x="10.322cm" svg:y="9.501cm" svg:viewBox="0 0 1025 593" draw:points="769,593 0,148 256,0 1025,444">
                <text:p/>
              </draw:polygon>
              <draw:polygon draw:style-name="gr274" draw:text-style-name="P13" draw:layer="layout" svg:width="0.05cm" svg:height="0.117cm" svg:x="10.937cm" svg:y="10.301cm" svg:viewBox="0 0 51 118" draw:points="0,89 0,0 51,30 51,118">
                <text:p/>
              </draw:polygon>
              <draw:polygon draw:style-name="gr275" draw:text-style-name="P15" draw:layer="layout" svg:width="0.05cm" svg:height="0.117cm" svg:x="10.937cm" svg:y="10.123cm" svg:viewBox="0 0 51 118" draw:points="0,89 0,0 51,30 51,118">
                <text:p/>
              </draw:polygon>
              <draw:polygon draw:style-name="gr276" draw:text-style-name="P17" draw:layer="layout" svg:width="0.05cm" svg:height="0.177cm" svg:x="11.193cm" svg:y="10.923cm" svg:viewBox="0 0 51 178" draw:points="51,148 51,0 0,30 0,178">
                <text:p/>
              </draw:polygon>
              <draw:polygon draw:style-name="gr277" draw:text-style-name="P17" draw:layer="layout" svg:width="0.05cm" svg:height="0.177cm" svg:x="11.193cm" svg:y="10.657cm" svg:viewBox="0 0 51 178" draw:points="51,148 51,0 0,30 0,178">
                <text:p/>
              </draw:polygon>
              <draw:polygon draw:style-name="gr278" draw:text-style-name="P17" draw:layer="layout" svg:width="0.05cm" svg:height="0.177cm" svg:x="11.193cm" svg:y="10.39cm" svg:viewBox="0 0 51 178" draw:points="51,148 51,0 0,30 0,178">
                <text:p/>
              </draw:polygon>
              <draw:polygon draw:style-name="gr279" draw:text-style-name="P9" draw:layer="layout" svg:width="0.05cm" svg:height="0.917cm" svg:x="11.347cm" svg:y="10.094cm" svg:viewBox="0 0 51 918" draw:points="0,889 0,0 51,59 51,918">
                <text:p/>
              </draw:polygon>
              <draw:polygon draw:style-name="gr280" draw:text-style-name="P14" draw:layer="layout" svg:width="1.076cm" svg:height="1.777cm" svg:x="10.322cm" svg:y="9.501cm" svg:viewBox="0 0 1077 1778" draw:points="0,1334 0,148 256,0 1025,444 1025,593 1077,622 1077,1511 1025,1482 1025,1630 769,1778">
                <text:p/>
              </draw:polygon>
            </draw:g>
          </draw:g>
          <draw:frame draw:style-name="gr281" draw:text-style-name="P32" draw:layer="layout" svg:width="2.471cm" svg:height="0.976cm" svg:x="9.728cm" svg:y="11.319cm">
            <draw:text-box>
              <text:p text:style-name="P29"><text:span text:style-name="T1">Sensor</text:span></text:p>
            </draw:text-box>
          </draw:frame>
        </draw:g>
        <draw:g>
          <draw:g xml:id="id5" draw:id="id5">
            <draw:g>
              <draw:polygon draw:style-name="gr282" draw:text-style-name="P33" draw:layer="layout" svg:width="0.878cm" svg:height="1.142cm" svg:x="12.506cm" svg:y="15.5cm" svg:viewBox="0 0 879 1143" draw:points="879,635 879,0 275,349 219,254 0,381 0,1143">
                <text:p/>
              </draw:polygon>
              <draw:polygon draw:style-name="gr283" draw:text-style-name="P34" draw:layer="layout" svg:width="0.988cm" svg:height="1.079cm" svg:x="12.506cm" svg:y="15.563cm" svg:viewBox="0 0 989 1080" draw:points="879,572 989,0 110,508 0,1080">
                <text:p/>
              </draw:polygon>
              <draw:polygon draw:style-name="gr284" draw:text-style-name="P34" draw:layer="layout" svg:width="1.098cm" svg:height="0.984cm" svg:x="12.506cm" svg:y="15.658cm" svg:viewBox="0 0 1099 985" draw:points="879,476 1099,0 220,508 0,985">
                <text:p/>
              </draw:polygon>
              <draw:polygon draw:style-name="gr285" draw:text-style-name="P33" draw:layer="layout" svg:width="1.153cm" svg:height="0.856cm" svg:x="12.506cm" svg:y="15.786cm" svg:viewBox="0 0 1154 857" draw:points="879,349 1154,0 329,445 0,857">
                <text:p/>
              </draw:polygon>
              <draw:polygon draw:style-name="gr286" draw:text-style-name="P14" draw:layer="layout" svg:width="1.153cm" svg:height="1.142cm" svg:x="12.506cm" svg:y="15.5cm" svg:viewBox="0 0 1154 1143" draw:points="879,127 879,0 275,349 220,254 0,381 0,1143 879,635 1154,286 1001,366 1099,159 957,242 989,63">
                <text:p/>
              </draw:polygon>
            </draw:g>
            <draw:g>
              <draw:polygon draw:style-name="gr287" draw:text-style-name="P9" draw:layer="layout" svg:width="0.383cm" svg:height="0.53cm" svg:x="14.293cm" svg:y="16.027cm" svg:viewBox="0 0 384 531" draw:points="0,310 1,0 384,221 384,531">
                <text:p/>
              </draw:polygon>
              <draw:polygon draw:style-name="gr288" draw:text-style-name="P35" draw:layer="layout" svg:width="0.23cm" svg:height="0.265cm" svg:x="15.135cm" svg:y="15.717cm" svg:viewBox="0 0 231 266" draw:points="0,133 0,0 231,133 230,266">
                <text:p/>
              </draw:polygon>
              <draw:polygon draw:style-name="gr289" draw:text-style-name="P36" draw:layer="layout" svg:width="0.231cm" svg:height="0.265cm" svg:x="15.366cm" svg:y="15.717cm" svg:viewBox="0 0 232 266" draw:points="0,266 0,133 232,0 230,133">
                <text:p/>
              </draw:polygon>
              <draw:polygon draw:style-name="gr290" draw:text-style-name="P37" draw:layer="layout" svg:width="0.459cm" svg:height="0.265cm" svg:x="15.136cm" svg:y="15.584cm" svg:viewBox="0 0 460 266" draw:points="230,266 0,133 230,0 460,133">
                <text:p/>
              </draw:polygon>
              <draw:polygon draw:style-name="gr291" draw:text-style-name="P11" draw:layer="layout" svg:width="1.15cm" svg:height="0.663cm" svg:x="14.294cm" svg:y="15.584cm" svg:viewBox="0 0 1151 664" draw:points="383,664 0,443 768,0 1151,221">
                <text:p/>
              </draw:polygon>
              <draw:polygon draw:style-name="gr292" draw:text-style-name="P10" draw:layer="layout" svg:width="0.771cm" svg:height="0.752cm" svg:x="14.675cm" svg:y="15.805cm" svg:viewBox="0 0 772 753" draw:points="0,753 0,443 772,0 770,310">
                <text:p/>
              </draw:polygon>
              <draw:polygon draw:style-name="gr293" draw:text-style-name="P14" draw:layer="layout" svg:width="1.302cm" svg:height="0.973cm" svg:x="14.293cm" svg:y="15.584cm" svg:viewBox="0 0 1303 974" draw:points="0,753 1,443 769,0 921,89 1073,0 1303,133 1303,266 1152,354 1152,531 383,974">
                <text:p/>
              </draw:polygon>
            </draw:g>
            <draw:custom-shape draw:style-name="gr294" draw:text-style-name="P38" draw:layer="layout" svg:width="2.05cm" svg:height="0.889cm" svg:x="16.189cm" svg:y="15.627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295" draw:text-style-name="P32" draw:layer="layout" svg:width="4.826cm" svg:height="2.423cm" svg:x="12.959cm" svg:y="16.949cm">
            <draw:text-box>
              <text:p text:style-name="P29"><text:span text:style-name="T1">Local Zeek Logs</text:span></text:p>
              <text:p text:style-name="P29"><text:span text:style-name="T1">Local PCAP</text:span></text:p>
              <text:p text:style-name="P29"><text:span text:style-name="T1">Offline PCAP</text:span></text:p>
            </draw:text-box>
          </draw:frame>
        </draw:g>
        <draw:g>
          <draw:g xml:id="id8" draw:id="id8">
            <draw:g>
              <draw:glue-point draw:id="4" svg:x="-0.908cm" svg:y="-3.053cm"/>
              <draw:glue-point draw:id="5" svg:x="-0.908cm" svg:y="2.787cm"/>
              <draw:glue-point draw:id="6" svg:x="3.674cm" svg:y="2.61cm"/>
              <draw:glue-point draw:id="7" svg:x="-4.999cm" svg:y="-2.699cm"/>
              <draw:glue-point draw:id="8" svg:x="-4.508cm" svg:y="-5cm"/>
              <draw:glue-point draw:id="9" svg:x="-0.559cm" svg:y="-2.826cm"/>
              <draw:glue-point draw:id="10" svg:x="3.741cm" svg:y="2.119cm"/>
              <draw:path draw:style-name="gr296" draw:text-style-name="P8" draw:layer="layout" svg:width="0.297cm" svg:height="0.168cm" svg:x="26.738cm" svg:y="18.69cm" svg:viewBox="0 0 298 169" svg:d="M0 169c119 0 257 0 293-42 37-42-146-127-220-127 0 0-74 169-73 169z">
                <text:p/>
              </draw:path>
              <draw:g>
                <draw:polygon draw:style-name="gr297" draw:text-style-name="P9" draw:layer="layout" svg:width="1.466cm" svg:height="2.201cm" svg:x="25.27cm" svg:y="15.301cm" svg:viewBox="0 0 1467 2202" draw:points="0,1355 0,0 1467,847 1466,2202">
                  <text:p/>
                </draw:polygon>
                <draw:polygon draw:style-name="gr298" draw:text-style-name="P18" draw:layer="layout" svg:width="1.393cm" svg:height="2.074cm" svg:x="25.307cm" svg:y="15.365cm" svg:viewBox="0 0 1394 2075" draw:points="0,1271 0,0 1394,805 1394,2075">
                  <text:p/>
                </draw:polygon>
                <draw:polygon draw:style-name="gr299" draw:text-style-name="P11" draw:layer="layout" svg:width="1.539cm" svg:height="0.888cm" svg:x="25.27cm" svg:y="15.259cm" svg:viewBox="0 0 1540 889" draw:points="1467,889 0,42 73,0 1540,847">
                  <text:p/>
                </draw:polygon>
                <draw:polygon draw:style-name="gr300" draw:text-style-name="P23" draw:layer="layout" svg:width="0.072cm" svg:height="1.397cm" svg:x="26.738cm" svg:y="16.106cm" svg:viewBox="0 0 73 1398" draw:points="0,1398 0,42 73,0 73,1355">
                  <text:p/>
                </draw:polygon>
                <draw:polygon draw:style-name="gr301" draw:text-style-name="P9" draw:layer="layout" svg:width="1.466cm" svg:height="2.201cm" svg:x="23.803cm" svg:y="14.454cm" svg:viewBox="0 0 1467 2202" draw:points="0,1355 0,0 1467,847 1466,2202">
                  <text:p/>
                </draw:polygon>
                <draw:polygon draw:style-name="gr302" draw:text-style-name="P18" draw:layer="layout" svg:width="1.393cm" svg:height="2.074cm" svg:x="23.84cm" svg:y="14.518cm" svg:viewBox="0 0 1394 2075" draw:points="0,1271 0,0 1394,805 1394,2075">
                  <text:p/>
                </draw:polygon>
                <draw:polygon draw:style-name="gr303" draw:text-style-name="P11" draw:layer="layout" svg:width="1.539cm" svg:height="0.888cm" svg:x="23.803cm" svg:y="14.412cm" svg:viewBox="0 0 1540 889" draw:points="1467,889 0,42 73,0 1540,847">
                  <text:p/>
                </draw:polygon>
                <draw:polygon draw:style-name="gr304" draw:text-style-name="P9" draw:layer="layout" svg:width="1.466cm" svg:height="2.201cm" svg:x="22.336cm" svg:y="13.607cm" svg:viewBox="0 0 1467 2202" draw:points="0,1355 0,0 1467,847 1466,2202">
                  <text:p/>
                </draw:polygon>
                <draw:polygon draw:style-name="gr305" draw:text-style-name="P18" draw:layer="layout" svg:width="1.393cm" svg:height="2.074cm" svg:x="22.373cm" svg:y="13.671cm" svg:viewBox="0 0 1394 2075" draw:points="0,1271 0,0 1394,805 1394,2075">
                  <text:p/>
                </draw:polygon>
                <draw:polygon draw:style-name="gr306" draw:text-style-name="P11" draw:layer="layout" svg:width="1.539cm" svg:height="0.888cm" svg:x="22.336cm" svg:y="13.565cm" svg:viewBox="0 0 1540 889" draw:points="1467,889 0,42 73,0 1540,847">
                  <text:p/>
                </draw:polygon>
                <draw:polygon draw:style-name="gr307" draw:text-style-name="P9" draw:layer="layout" svg:width="1.466cm" svg:height="2.201cm" svg:x="22.336cm" svg:y="14.963cm" svg:viewBox="0 0 1467 2202" draw:points="0,1355 0,0 1467,847 1466,2202">
                  <text:p/>
                </draw:polygon>
                <draw:polygon draw:style-name="gr308" draw:text-style-name="P18" draw:layer="layout" svg:width="1.393cm" svg:height="2.074cm" svg:x="22.373cm" svg:y="15.026cm" svg:viewBox="0 0 1394 2075" draw:points="0,1271 0,0 1394,805 1394,2075">
                  <text:p/>
                </draw:polygon>
                <draw:polygon draw:style-name="gr309" draw:text-style-name="P9" draw:layer="layout" svg:width="1.466cm" svg:height="2.201cm" svg:x="23.803cm" svg:y="15.81cm" svg:viewBox="0 0 1467 2202" draw:points="0,1355 0,0 1467,847 1466,2202">
                  <text:p/>
                </draw:polygon>
                <draw:polygon draw:style-name="gr310" draw:text-style-name="P18" draw:layer="layout" svg:width="1.393cm" svg:height="2.074cm" svg:x="23.84cm" svg:y="15.873cm" svg:viewBox="0 0 1394 2075" draw:points="0,1271 0,0 1394,805 1394,2075">
                  <text:p/>
                </draw:polygon>
                <draw:polygon draw:style-name="gr311" draw:text-style-name="P9" draw:layer="layout" svg:width="1.466cm" svg:height="2.201cm" svg:x="25.27cm" svg:y="16.657cm" svg:viewBox="0 0 1467 2202" draw:points="0,1355 0,0 1467,847 1466,2202">
                  <text:p/>
                </draw:polygon>
                <draw:polygon draw:style-name="gr312" draw:text-style-name="P18" draw:layer="layout" svg:width="1.393cm" svg:height="2.074cm" svg:x="25.307cm" svg:y="16.72cm" svg:viewBox="0 0 1394 2075" draw:points="0,1271 0,0 1394,805 1394,2075">
                  <text:p/>
                </draw:polygon>
                <draw:polygon draw:style-name="gr313" draw:text-style-name="P23" draw:layer="layout" svg:width="0.072cm" svg:height="1.397cm" svg:x="26.738cm" svg:y="17.461cm" svg:viewBox="0 0 73 1398" draw:points="0,1398 0,42 73,0 73,1355">
                  <text:p/>
                </draw:polygon>
                <draw:polygon draw:style-name="gr314" draw:text-style-name="P14" draw:layer="layout" svg:width="4.474cm" svg:height="5.293cm" svg:x="22.336cm" svg:y="13.565cm" svg:viewBox="0 0 4475 5294" draw:points="73,0 4475,2541 4475,5252 4401,5294 0,2753 0,42">
                  <text:p/>
                </draw:polygon>
              </draw:g>
            </draw:g>
            <draw:g>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315" draw:text-style-name="P8" draw:layer="layout" svg:width="0.992cm" svg:height="0.581cm" svg:x="25.071cm" svg:y="18.451cm" svg:viewBox="0 0 993 582" svg:d="M0 582c281 0 722-184 912-305s0-277-96-277z">
                <text:p/>
              </draw:path>
              <draw:g>
                <draw:polygon draw:style-name="gr316" draw:text-style-name="P9" draw:layer="layout" svg:width="0.575cm" svg:height="1.44cm" svg:x="24.495cm" svg:y="17.592cm" svg:viewBox="0 0 576 1441" draw:points="0,1109 0,0 576,333 576,1441">
                  <text:p/>
                </draw:polygon>
                <draw:polygon draw:style-name="gr317" draw:text-style-name="P10" draw:layer="layout" svg:width="0.815cm" svg:height="1.579cm" svg:x="25.071cm" svg:y="17.453cm" svg:viewBox="0 0 816 1580" draw:points="0,1580 0,471 816,0 816,1109">
                  <text:p/>
                </draw:polygon>
                <draw:polygon draw:style-name="gr318" draw:text-style-name="P11" draw:layer="layout" svg:width="1.391cm" svg:height="0.803cm" svg:x="24.495cm" svg:y="17.121cm" svg:viewBox="0 0 1392 804" draw:points="576,804 0,471 816,0 1392,333">
                  <text:p/>
                </draw:polygon>
                <draw:polygon draw:style-name="gr319" draw:text-style-name="P14" draw:layer="layout" svg:width="1.391cm" svg:height="1.911cm" svg:x="24.495cm" svg:y="17.121cm" svg:viewBox="0 0 1392 1912" draw:points="0,1580 0,471 816,0 1392,333 1392,1441 576,1912">
                  <text:p/>
                </draw:polygon>
                <draw:line draw:style-name="gr320" draw:text-style-name="P12" draw:layer="layout" svg:x1="24.975cm" svg:y1="18.756cm" svg:x2="24.591cm" svg:y2="18.534cm">
                  <text:p/>
                </draw:line>
                <draw:line draw:style-name="gr321" draw:text-style-name="P12" draw:layer="layout" svg:x1="24.975cm" svg:y1="18.867cm" svg:x2="24.591cm" svg:y2="18.645cm">
                  <text:p/>
                </draw:line>
                <draw:line draw:style-name="gr322" draw:text-style-name="P12" draw:layer="layout" svg:x1="24.975cm" svg:y1="18.812cm" svg:x2="24.591cm" svg:y2="18.59cm">
                  <text:p/>
                </draw:line>
                <draw:polyline draw:style-name="gr323" draw:text-style-name="P12" draw:layer="layout" svg:width="0.479cm" svg:height="0.332cm" svg:x="24.543cm" svg:y="17.758cm" svg:viewBox="0 0 480 333" draw:points="480,333 0,55 0,0">
                  <text:p/>
                </draw:polyline>
                <draw:polyline draw:style-name="gr324" draw:text-style-name="P12" draw:layer="layout" svg:width="0.471cm" svg:height="0.333cm" svg:x="24.551cm" svg:y="17.757cm" svg:viewBox="0 0 472 334" draw:points="472,334 472,278 0,0">
                  <text:p/>
                </draw:polyline>
                <draw:polygon draw:style-name="gr325" draw:text-style-name="P13" draw:layer="layout" svg:width="0.055cm" svg:height="0.097cm" svg:x="24.721cm" svg:y="18.311cm" svg:viewBox="0 0 56 98" draw:points="0,65 0,0 56,32 56,98">
                  <text:p/>
                </draw:polygon>
                <draw:line draw:style-name="gr326" draw:text-style-name="P12" draw:layer="layout" svg:x1="24.975cm" svg:y1="18.701cm" svg:x2="24.591cm" svg:y2="18.479cm">
                  <text:p/>
                </draw:line>
              </draw:g>
            </draw:g>
          </draw:g>
          <draw:frame draw:style-name="gr269" draw:text-style-name="P32" draw:layer="layout" svg:width="5.265cm" svg:height="1.699cm" svg:x="21.516cm" svg:y="19.105cm">
            <draw:text-box>
              <text:p text:style-name="P29"><text:span text:style-name="T1">Security Operations</text:span></text:p>
              <text:p text:style-name="P29"><text:span text:style-name="T1">Center (SOC)</text:span></text:p>
            </draw:text-box>
          </draw:frame>
        </draw:g>
        <draw:g>
          <draw:g xml:id="id7" draw:id="id7">
            <draw:glue-point draw:id="4" svg:x="-2.321cm" svg:y="2.89cm"/>
            <draw:glue-point draw:id="5" svg:x="3.612cm" svg:y="-0.913cm"/>
            <draw:glue-point draw:id="6" svg:x="1.25cm" svg:y="-3.593cm"/>
            <draw:glue-point draw:id="7" svg:x="-2.321cm" svg:y="-2.812cm"/>
            <draw:glue-point draw:id="8" svg:x="-1.964cm" svg:y="-5cm"/>
            <draw:glue-point draw:id="9" svg:x="0.907cm" svg:y="-3.817cm"/>
            <draw:glue-point draw:id="10" svg:x="0.659cm" svg:y="4.139cm"/>
            <draw:g>
              <draw:path draw:style-name="gr327" draw:text-style-name="P8" draw:layer="layout" svg:width="0.432cm" svg:height="0.273cm" svg:x="24.949cm" svg:y="10.302cm" svg:viewBox="0 0 433 274" svg:d="M0 274c109 0 433-91 433-160 0-68-10-114-119-114 0 69-316 69-314 274z">
                <text:p/>
              </draw:path>
              <draw:g>
                <draw:polygon draw:style-name="gr328" draw:text-style-name="P9" draw:layer="layout" svg:width="0.196cm" svg:height="0.227cm" svg:x="24.79cm" svg:y="10.348cm" svg:viewBox="0 0 197 228" draw:points="0,137 39,0 197,91 158,228">
                  <text:p/>
                </draw:polygon>
                <draw:polygon draw:style-name="gr329" draw:text-style-name="P11" draw:layer="layout" svg:width="0.433cm" svg:height="0.25cm" svg:x="24.829cm" svg:y="10.188cm" svg:viewBox="0 0 434 251" draw:points="0,160 79,91 197,23 276,0 434,91 355,114 237,183 158,251">
                  <text:p/>
                </draw:polygon>
                <draw:path draw:style-name="gr330" draw:text-style-name="P23" draw:layer="layout" svg:width="0.354cm" svg:height="0.296cm" svg:x="24.948cm" svg:y="10.279cm" svg:viewBox="0 0 355 297" svg:d="M355 91c0-137-79-91-158-45-79 45-158 45-197 251 0 0 158-91 355-206z">
                  <text:p/>
                </draw:path>
                <draw:path draw:style-name="gr331" draw:text-style-name="P14" draw:layer="layout" svg:width="0.512cm" svg:height="0.387cm" svg:x="24.79cm" svg:y="10.188cm" svg:viewBox="0 0 513 388" svg:d="M316 0c-79 23-79 23-158 69-40 22-119 45-158 228 79 45 79 45 158 91 45-21 276-160 355-205 0-114-79-114-197-183z">
                  <text:p/>
                </draw:path>
              </draw:g>
            </draw:g>
            <draw:g>
              <draw:path draw:style-name="gr332" draw:text-style-name="P8" draw:layer="layout" svg:width="0.71cm" svg:height="0.547cm" svg:x="24.592cm" svg:y="9.206cm" svg:viewBox="0 0 711 548" svg:d="M3 548c108 0 708-23 708-229 0-205-207-319-315-319 0 69-433 46-393 548z">
                <text:p/>
              </draw:path>
              <draw:g>
                <draw:polygon draw:style-name="gr333" draw:text-style-name="P9" draw:layer="layout" svg:width="0.394cm" svg:height="0.318cm" svg:x="24.197cm" svg:y="9.435cm" svg:viewBox="0 0 395 319" draw:points="0,91 0,0 395,228 395,319">
                  <text:p/>
                </draw:polygon>
                <draw:polygon draw:style-name="gr334" draw:text-style-name="P9" draw:layer="layout" svg:width="0.394cm" svg:height="0.387cm" svg:x="24.513cm" svg:y="9.093cm" svg:viewBox="0 0 395 388" draw:points="0,160 0,0 395,228 395,388">
                  <text:p/>
                </draw:polygon>
                <draw:polygon draw:style-name="gr335" draw:text-style-name="P11" draw:layer="layout" svg:width="0.71cm" svg:height="0.41cm" svg:x="24.197cm" svg:y="9.252cm" svg:viewBox="0 0 711 411" draw:points="0,183 316,0 711,228 395,411">
                  <text:p/>
                </draw:polygon>
                <draw:polygon draw:style-name="gr336" draw:text-style-name="P23" draw:layer="layout" svg:width="0.394cm" svg:height="0.387cm" svg:x="24.592cm" svg:y="9.366cm" svg:viewBox="0 0 395 388" draw:points="0,388 0,297 316,114 316,0 395,46 395,160">
                  <text:p/>
                </draw:polygon>
                <draw:polygon draw:style-name="gr337" draw:text-style-name="P9" draw:layer="layout" svg:width="1.262cm" svg:height="1.733cm" svg:x="23.763cm" svg:y="7.701cm" svg:viewBox="0 0 1263 1734" draw:points="0,1004 0,0 1263,730 1263,1734">
                  <text:p/>
                </draw:polygon>
                <draw:polygon draw:style-name="gr338" draw:text-style-name="P18" draw:layer="layout" svg:width="1.183cm" svg:height="1.596cm" svg:x="23.803cm" svg:y="7.769cm" svg:viewBox="0 0 1184 1597" draw:points="0,913 0,0 1184,685 1184,1597">
                  <text:p/>
                </draw:polygon>
                <draw:polygon draw:style-name="gr339" draw:text-style-name="P11" draw:layer="layout" svg:width="1.341cm" svg:height="0.775cm" svg:x="23.763cm" svg:y="7.655cm" svg:viewBox="0 0 1342 776" draw:points="1263,776 0,46 79,0 1342,730">
                  <text:p/>
                </draw:polygon>
                <draw:polygon draw:style-name="gr340" draw:text-style-name="P23" draw:layer="layout" svg:width="0.078cm" svg:height="1.049cm" svg:x="25.027cm" svg:y="8.385cm" svg:viewBox="0 0 79 1050" draw:points="0,1050 0,46 79,0 79,1004">
                  <text:p/>
                </draw:polygon>
                <draw:polygon draw:style-name="gr341" draw:text-style-name="P14" draw:layer="layout" svg:width="1.341cm" svg:height="2.099cm" svg:x="23.763cm" svg:y="7.655cm" svg:viewBox="0 0 1342 2100" draw:points="79,0 1342,730 1342,1734 1263,1780 1224,1757 1224,1871 829,2100 434,1871 434,1780 750,1597 750,1483 0,1050 0,46">
                  <text:p/>
                </draw:polygon>
              </draw:g>
            </draw:g>
            <draw:g>
              <draw:path draw:style-name="gr342" draw:text-style-name="P8" draw:layer="layout" svg:width="0.513cm" svg:height="0.273cm" svg:x="24.433cm" svg:y="10.051cm" svg:viewBox="0 0 514 274" svg:d="M3 274c108 0 511-114 511-183 0-68-10-91-118-91 0 69-434 46-393 274z">
                <text:p/>
              </draw:path>
              <draw:g>
                <draw:polygon draw:style-name="gr343" draw:text-style-name="P11" draw:layer="layout" svg:width="1.697cm" svg:height="0.98cm" svg:x="23.171cm" svg:y="9.275cm" svg:viewBox="0 0 1698 981" draw:points="1263,981 0,251 434,0 1698,730">
                  <text:p/>
                </draw:polygon>
                <draw:polygon draw:style-name="gr344" draw:text-style-name="P28" draw:layer="layout" svg:width="1.144cm" svg:height="0.661cm" svg:x="23.29cm" svg:y="9.343cm" svg:viewBox="0 0 1145 662" draw:points="0,183 316,0 1145,479 829,662">
                  <text:p/>
                </draw:polygon>
                <draw:polygon draw:style-name="gr345" draw:text-style-name="P28" draw:layer="layout" svg:width="0.552cm" svg:height="0.318cm" svg:x="24.197cm" svg:y="9.868cm" svg:viewBox="0 0 553 319" draw:points="0,183 316,0 553,137 237,319">
                  <text:p/>
                </draw:polygon>
                <draw:polygon draw:style-name="gr346" draw:text-style-name="P23" draw:layer="layout" svg:width="0.433cm" svg:height="0.341cm" svg:x="24.434cm" svg:y="10.005cm" svg:viewBox="0 0 434 342" draw:points="0,342 0,251 434,0 434,91">
                  <text:p/>
                </draw:polygon>
                <draw:line draw:style-name="gr347" draw:text-style-name="P12" draw:layer="layout" svg:x1="23.369cm" svg:y1="9.48cm" svg:x2="24.198cm" svg:y2="9.959cm">
                  <text:p/>
                </draw:line>
                <draw:line draw:style-name="gr348" draw:text-style-name="P12" draw:layer="layout" svg:x1="23.448cm" svg:y1="9.435cm" svg:x2="24.277cm" svg:y2="9.914cm">
                  <text:p/>
                </draw:line>
                <draw:line draw:style-name="gr349" draw:text-style-name="P12" draw:layer="layout" svg:x1="23.527cm" svg:y1="9.389cm" svg:x2="24.356cm" svg:y2="9.868cm">
                  <text:p/>
                </draw:line>
                <draw:line draw:style-name="gr350" draw:text-style-name="P12" draw:layer="layout" svg:x1="24.276cm" svg:y1="9.823cm" svg:x2="24.355cm" svg:y2="9.777cm">
                  <text:p/>
                </draw:line>
                <draw:line draw:style-name="gr351" draw:text-style-name="P12" draw:layer="layout" svg:x1="24.197cm" svg:y1="9.777cm" svg:x2="24.276cm" svg:y2="9.731cm">
                  <text:p/>
                </draw:line>
                <draw:line draw:style-name="gr352" draw:text-style-name="P12" draw:layer="layout" svg:x1="24.118cm" svg:y1="9.732cm" svg:x2="24.197cm" svg:y2="9.686cm">
                  <text:p/>
                </draw:line>
                <draw:line draw:style-name="gr353" draw:text-style-name="P12" draw:layer="layout" svg:x1="24.158cm" svg:y1="9.846cm" svg:x2="24.237cm" svg:y2="9.8cm">
                  <text:p/>
                </draw:line>
                <draw:line draw:style-name="gr354" draw:text-style-name="P12" draw:layer="layout" svg:x1="24.079cm" svg:y1="9.8cm" svg:x2="24.158cm" svg:y2="9.754cm">
                  <text:p/>
                </draw:line>
                <draw:line draw:style-name="gr355" draw:text-style-name="P12" draw:layer="layout" svg:x1="24cm" svg:y1="9.755cm" svg:x2="24.079cm" svg:y2="9.709cm">
                  <text:p/>
                </draw:line>
                <draw:line draw:style-name="gr356" draw:text-style-name="P12" draw:layer="layout" svg:x1="24.04cm" svg:y1="9.686cm" svg:x2="24.119cm" svg:y2="9.64cm">
                  <text:p/>
                </draw:line>
                <draw:line draw:style-name="gr357" draw:text-style-name="P12" draw:layer="layout" svg:x1="23.921cm" svg:y1="9.709cm" svg:x2="24cm" svg:y2="9.663cm">
                  <text:p/>
                </draw:line>
                <draw:line draw:style-name="gr358" draw:text-style-name="P12" draw:layer="layout" svg:x1="23.961cm" svg:y1="9.641cm" svg:x2="24.04cm" svg:y2="9.595cm">
                  <text:p/>
                </draw:line>
                <draw:line draw:style-name="gr359" draw:text-style-name="P12" draw:layer="layout" svg:x1="23.882cm" svg:y1="9.595cm" svg:x2="23.961cm" svg:y2="9.549cm">
                  <text:p/>
                </draw:line>
                <draw:line draw:style-name="gr360" draw:text-style-name="P12" draw:layer="layout" svg:x1="23.803cm" svg:y1="9.549cm" svg:x2="23.882cm" svg:y2="9.503cm">
                  <text:p/>
                </draw:line>
                <draw:line draw:style-name="gr361" draw:text-style-name="P12" draw:layer="layout" svg:x1="23.842cm" svg:y1="9.664cm" svg:x2="23.921cm" svg:y2="9.618cm">
                  <text:p/>
                </draw:line>
                <draw:line draw:style-name="gr362" draw:text-style-name="P12" draw:layer="layout" svg:x1="23.763cm" svg:y1="9.618cm" svg:x2="23.842cm" svg:y2="9.572cm">
                  <text:p/>
                </draw:line>
                <draw:line draw:style-name="gr363" draw:text-style-name="P12" draw:layer="layout" svg:x1="23.684cm" svg:y1="9.572cm" svg:x2="23.763cm" svg:y2="9.526cm">
                  <text:p/>
                </draw:line>
                <draw:line draw:style-name="gr364" draw:text-style-name="P12" draw:layer="layout" svg:x1="23.724cm" svg:y1="9.504cm" svg:x2="23.803cm" svg:y2="9.458cm">
                  <text:p/>
                </draw:line>
                <draw:line draw:style-name="gr365" draw:text-style-name="P12" draw:layer="layout" svg:x1="23.605cm" svg:y1="9.526cm" svg:x2="23.684cm" svg:y2="9.48cm">
                  <text:p/>
                </draw:line>
                <draw:line draw:style-name="gr366" draw:text-style-name="P12" draw:layer="layout" svg:x1="23.645cm" svg:y1="9.458cm" svg:x2="23.724cm" svg:y2="9.412cm">
                  <text:p/>
                </draw:line>
                <draw:line draw:style-name="gr367" draw:text-style-name="P12" draw:layer="layout" svg:x1="23.566cm" svg:y1="9.412cm" svg:x2="23.645cm" svg:y2="9.366cm">
                  <text:p/>
                </draw:line>
                <draw:line draw:style-name="gr368" draw:text-style-name="P12" draw:layer="layout" svg:x1="23.527cm" svg:y1="9.481cm" svg:x2="23.606cm" svg:y2="9.435cm">
                  <text:p/>
                </draw:line>
                <draw:line draw:style-name="gr369" draw:text-style-name="P12" draw:layer="layout" svg:x1="24.04cm" svg:y1="9.869cm" svg:x2="24.119cm" svg:y2="9.823cm">
                  <text:p/>
                </draw:line>
                <draw:line draw:style-name="gr370" draw:text-style-name="P12" draw:layer="layout" svg:x1="23.961cm" svg:y1="9.823cm" svg:x2="24.04cm" svg:y2="9.777cm">
                  <text:p/>
                </draw:line>
                <draw:line draw:style-name="gr371" draw:text-style-name="P12" draw:layer="layout" svg:x1="23.882cm" svg:y1="9.777cm" svg:x2="23.961cm" svg:y2="9.731cm">
                  <text:p/>
                </draw:line>
                <draw:line draw:style-name="gr372" draw:text-style-name="P12" draw:layer="layout" svg:x1="23.842cm" svg:y1="9.846cm" svg:x2="23.921cm" svg:y2="9.8cm">
                  <text:p/>
                </draw:line>
                <draw:line draw:style-name="gr373" draw:text-style-name="P12" draw:layer="layout" svg:x1="23.763cm" svg:y1="9.8cm" svg:x2="23.842cm" svg:y2="9.754cm">
                  <text:p/>
                </draw:line>
                <draw:line draw:style-name="gr374" draw:text-style-name="P12" draw:layer="layout" svg:x1="23.803cm" svg:y1="9.732cm" svg:x2="23.882cm" svg:y2="9.686cm">
                  <text:p/>
                </draw:line>
                <draw:line draw:style-name="gr375" draw:text-style-name="P12" draw:layer="layout" svg:x1="23.724cm" svg:y1="9.686cm" svg:x2="23.803cm" svg:y2="9.64cm">
                  <text:p/>
                </draw:line>
                <draw:line draw:style-name="gr376" draw:text-style-name="P12" draw:layer="layout" svg:x1="23.645cm" svg:y1="9.641cm" svg:x2="23.724cm" svg:y2="9.595cm">
                  <text:p/>
                </draw:line>
                <draw:line draw:style-name="gr377" draw:text-style-name="P12" draw:layer="layout" svg:x1="23.566cm" svg:y1="9.595cm" svg:x2="23.645cm" svg:y2="9.549cm">
                  <text:p/>
                </draw:line>
                <draw:line draw:style-name="gr378" draw:text-style-name="P12" draw:layer="layout" svg:x1="23.448cm" svg:y1="9.618cm" svg:x2="23.527cm" svg:y2="9.572cm">
                  <text:p/>
                </draw:line>
                <draw:line draw:style-name="gr379" draw:text-style-name="P12" draw:layer="layout" svg:x1="23.487cm" svg:y1="9.549cm" svg:x2="23.566cm" svg:y2="9.503cm">
                  <text:p/>
                </draw:line>
                <draw:line draw:style-name="gr380" draw:text-style-name="P12" draw:layer="layout" svg:x1="23.369cm" svg:y1="9.572cm" svg:x2="23.448cm" svg:y2="9.526cm">
                  <text:p/>
                </draw:line>
                <draw:line draw:style-name="gr381" draw:text-style-name="P12" draw:layer="layout" svg:x1="24cm" svg:y1="9.937cm" svg:x2="24.079cm" svg:y2="9.891cm">
                  <text:p/>
                </draw:line>
                <draw:line draw:style-name="gr382" draw:text-style-name="P12" draw:layer="layout" svg:x1="23.921cm" svg:y1="9.891cm" svg:x2="24cm" svg:y2="9.845cm">
                  <text:p/>
                </draw:line>
                <draw:line draw:style-name="gr383" draw:text-style-name="P12" draw:layer="layout" svg:x1="24.276cm" svg:y1="10.097cm" svg:x2="24.592cm" svg:y2="9.914cm">
                  <text:p/>
                </draw:line>
                <draw:line draw:style-name="gr384" draw:text-style-name="P12" draw:layer="layout" svg:x1="24.355cm" svg:y1="10.142cm" svg:x2="24.671cm" svg:y2="9.959cm">
                  <text:p/>
                </draw:line>
                <draw:line draw:style-name="gr385" draw:text-style-name="P12" draw:layer="layout" svg:x1="24.434cm" svg:y1="9.914cm" svg:x2="24.671cm" svg:y2="10.051cm">
                  <text:p/>
                </draw:line>
                <draw:line draw:style-name="gr386" draw:text-style-name="P12" draw:layer="layout" svg:x1="24.355cm" svg:y1="9.959cm" svg:x2="24.592cm" svg:y2="10.096cm">
                  <text:p/>
                </draw:line>
                <draw:line draw:style-name="gr387" draw:text-style-name="P12" draw:layer="layout" svg:x1="24.276cm" svg:y1="10.005cm" svg:x2="24.434cm" svg:y2="10.096cm">
                  <text:p/>
                </draw:line>
                <draw:polygon draw:style-name="gr388" draw:text-style-name="P9" draw:layer="layout" svg:width="1.262cm" svg:height="0.821cm" svg:x="23.171cm" svg:y="9.526cm" svg:viewBox="0 0 1263 822" draw:points="0,91 0,0 1263,730 1263,822">
                  <text:p/>
                </draw:polygon>
                <draw:polygon draw:style-name="gr389" draw:text-style-name="P14" draw:layer="layout" svg:width="1.697cm" svg:height="1.071cm" svg:x="23.171cm" svg:y="9.275cm" svg:viewBox="0 0 1698 1072" draw:points="434,0 1698,730 1698,822 1263,1072 0,342 0,251">
                  <text:p/>
                </draw:polygon>
              </draw:g>
            </draw:g>
          </draw:g>
          <draw:frame draw:style-name="gr269" draw:text-style-name="P32" draw:layer="layout" svg:width="3.477cm" svg:height="1.699cm" svg:x="22.538cm" svg:y="10.449cm">
            <draw:text-box>
              <text:p text:style-name="P29"><text:span text:style-name="T1">Analyst</text:span></text:p>
              <text:p text:style-name="P29"><text:span text:style-name="T1">Workstation</text:span></text:p>
            </draw:text-box>
          </draw:frame>
        </draw:g>
        <draw:frame draw:style-name="gr390" draw:text-style-name="P39" draw:layer="layout" svg:width="12.423cm" svg:height="2.7cm" svg:x="0.896cm" svg:y="0.8cm">
          <draw:image xlink:href="Pictures/100028060000677500006775EC54286169754376.svg" xlink:type="simple" xlink:show="embed" xlink:actuate="onLoad">
            <text:p/>
          </draw:image>
          <draw:image xlink:href="Pictures/10000201000002C3000002C349BB87604703BF55.png" xlink:type="simple" xlink:show="embed" xlink:actuate="onLoad"/>
        </draw:frame>
        <draw:g>
          <draw:g>
            <draw:g xml:id="id4" draw:id="id4">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391" draw:text-style-name="P40" draw:layer="layout" svg:width="3.169cm" svg:height="2.052cm" svg:x="15.663cm" svg:y="7.413cm" svg:viewBox="0 0 3170 2053" svg:d="M3 2053c263 0 3167-1276 3167-1665 0-388-408-388-672-388 0 166-2591 832-2495 2053z">
                  <text:p/>
                </draw:path>
                <draw:g>
                  <draw:polygon draw:style-name="gr392" draw:text-style-name="P41" draw:layer="layout" svg:width="3.358cm" svg:height="3.05cm" svg:x="12.114cm" svg:y="6.303cm" svg:viewBox="0 0 3359 3051" draw:points="0,1110 0,0 3359,1942 3359,3051">
                    <text:p/>
                  </draw:polygon>
                  <draw:polygon draw:style-name="gr393" draw:text-style-name="P42" draw:layer="layout" svg:width="2.878cm" svg:height="2.773cm" svg:x="15.473cm" svg:y="6.581cm" svg:viewBox="0 0 2879 2774" draw:points="0,2774 0,1664 2879,0 2879,1110">
                    <text:p/>
                  </draw:polygon>
                  <draw:polygon draw:style-name="gr394" draw:text-style-name="P43" draw:layer="layout" svg:width="6.238cm" svg:height="3.605cm" svg:x="12.114cm" svg:y="4.639cm" svg:viewBox="0 0 6239 3606" draw:points="3359,3606 0,1664 2879,0 6239,1942">
                    <text:p/>
                  </draw:polygon>
                  <draw:line draw:style-name="gr395" draw:text-style-name="P44" draw:layer="layout" svg:x1="13.266cm" svg:y1="7.191cm" svg:x2="13.266cm" svg:y2="7.857cm">
                    <text:p/>
                  </draw:line>
                  <draw:line draw:style-name="gr396" draw:text-style-name="P44" draw:layer="layout" svg:x1="15.378cm" svg:y1="8.612cm" svg:x2="13.842cm" svg:y2="7.724cm">
                    <text:p/>
                  </draw:line>
                  <draw:line draw:style-name="gr397" draw:text-style-name="P44" draw:layer="layout" svg:x1="13.833cm" svg:y1="7.524cm" svg:x2="13.833cm" svg:y2="7.746cm">
                    <text:p/>
                  </draw:line>
                  <draw:line draw:style-name="gr398" draw:text-style-name="P44" draw:layer="layout" svg:x1="15.369cm" svg:y1="8.412cm" svg:x2="15.369cm" svg:y2="8.634cm">
                    <text:p/>
                  </draw:line>
                  <draw:line draw:style-name="gr399" draw:text-style-name="P44" draw:layer="layout" svg:x1="15.369cm" svg:y1="8.412cm" svg:x2="13.833cm" svg:y2="7.524cm">
                    <text:p/>
                  </draw:line>
                  <draw:polygon draw:style-name="gr400" draw:text-style-name="P45" draw:layer="layout" svg:width="0.191cm" svg:height="0.332cm" svg:x="13.458cm" svg:y="7.302cm" svg:viewBox="0 0 192 333" draw:points="0,222 0,0 192,111 192,333">
                    <text:p/>
                  </draw:polygon>
                  <draw:line draw:style-name="gr401" draw:text-style-name="P44" draw:layer="layout" svg:x1="13.074cm" svg:y1="7.08cm" svg:x2="13.074cm" svg:y2="7.746cm">
                    <text:p/>
                  </draw:line>
                  <draw:line draw:style-name="gr402" draw:text-style-name="P44" draw:layer="layout" svg:x1="12.882cm" svg:y1="6.969cm" svg:x2="12.882cm" svg:y2="7.635cm">
                    <text:p/>
                  </draw:line>
                  <draw:line draw:style-name="gr403" draw:text-style-name="P44" draw:layer="layout" svg:x1="12.69cm" svg:y1="6.858cm" svg:x2="12.69cm" svg:y2="7.524cm">
                    <text:p/>
                  </draw:line>
                  <draw:line draw:style-name="gr404" draw:text-style-name="P44" draw:layer="layout" svg:x1="12.498cm" svg:y1="6.747cm" svg:x2="12.498cm" svg:y2="7.413cm">
                    <text:p/>
                  </draw:line>
                  <draw:line draw:style-name="gr405" draw:text-style-name="P44" draw:layer="layout" svg:x1="12.306cm" svg:y1="6.636cm" svg:x2="12.306cm" svg:y2="7.302cm">
                    <text:p/>
                  </draw:line>
                  <draw:polygon draw:style-name="gr406" draw:text-style-name="P41" draw:layer="layout" svg:width="0.191cm" svg:height="1.22cm" svg:x="11.922cm" svg:y="6.192cm" svg:viewBox="0 0 192 1221" draw:points="0,1110 0,0 192,111 192,1221">
                    <text:p/>
                  </draw:polygon>
                  <draw:polygon draw:style-name="gr407" draw:text-style-name="P41" draw:layer="layout" svg:width="0.191cm" svg:height="1.22cm" svg:x="15.473cm" svg:y="8.245cm" svg:viewBox="0 0 192 1221" draw:points="0,1110 0,0 192,111 192,1221">
                    <text:p/>
                  </draw:polygon>
                  <draw:polygon draw:style-name="gr408" draw:text-style-name="P46" draw:layer="layout" svg:width="6.43cm" svg:height="4.826cm" svg:x="11.922cm" svg:y="4.639cm" svg:viewBox="0 0 6431 4827" draw:points="0,2663 0,1553 192,1664 3071,0 6431,1942 6431,3051 3743,4605 3743,4827">
                    <text:p/>
                  </draw:polygon>
                </draw:g>
              </draw:g>
              <draw:g>
                <draw:custom-shape draw:style-name="gr409" draw:text-style-name="P47" draw:layer="layout" svg:width="0.932cm" svg:height="1.38cm" svg:x="16.529cm" svg:y="7.80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10" draw:text-style-name="P48" draw:layer="layout" svg:width="0.932cm" svg:height="0.437cm" svg:x="16.529cm" svg:y="7.80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frame draw:style-name="gr411" draw:text-style-name="P1" draw:layer="layout" svg:width="1.905cm" svg:height="1.905cm" svg:x="14.125cm" svg:y="5.5cm">
              <draw:image xlink:href="Pictures/100017F700003E0300003E0395D96CA45F818EAC.svg" xlink:type="simple" xlink:show="embed" xlink:actuate="onLoad">
                <text:p/>
              </draw:image>
              <draw:image xlink:href="Pictures/10000201000002580000025822B6AD3706A128E7.png" xlink:type="simple" xlink:show="embed" xlink:actuate="onLoad"/>
            </draw:frame>
          </draw:g>
          <draw:frame draw:style-name="gr269" draw:text-style-name="P32" draw:layer="layout" svg:width="4.953cm" svg:height="1.699cm" svg:x="14.462cm" svg:y="8.953cm">
            <draw:text-box>
              <text:p text:style-name="P29"><text:span text:style-name="T1">Malcolm</text:span></text:p>
            </draw:text-box>
          </draw:frame>
        </draw:g>
        <draw:g>
          <draw:g>
            <draw:g xml:id="id6" draw:id="id6">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412" draw:text-style-name="P49" draw:layer="layout" svg:width="1.887cm" svg:height="1.222cm" svg:x="24.826cm" svg:y="3.369cm" svg:viewBox="0 0 1888 1223" svg:d="M2 1223c156 0 1886-760 1886-992 0-231-243-231-400-231 0 99-1544 496-1486 1223z">
                  <text:p/>
                </draw:path>
                <draw:g>
                  <draw:polygon draw:style-name="gr413" draw:text-style-name="P50" draw:layer="layout" svg:width="2cm" svg:height="1.817cm" svg:x="22.711cm" svg:y="2.708cm" svg:viewBox="0 0 2001 1818" draw:points="0,661 0,0 2001,1157 2001,1818">
                    <text:p/>
                  </draw:polygon>
                  <draw:polygon draw:style-name="gr414" draw:text-style-name="P51" draw:layer="layout" svg:width="1.714cm" svg:height="1.652cm" svg:x="24.712cm" svg:y="2.873cm" svg:viewBox="0 0 1715 1653" draw:points="0,1653 0,991 1715,0 1715,661">
                    <text:p/>
                  </draw:polygon>
                  <draw:polygon draw:style-name="gr415" draw:text-style-name="P52" draw:layer="layout" svg:width="3.716cm" svg:height="2.147cm" svg:x="22.711cm" svg:y="1.716cm" svg:viewBox="0 0 3717 2148" draw:points="2001,2148 0,991 1715,0 3717,1157">
                    <text:p/>
                  </draw:polygon>
                  <draw:line draw:style-name="gr416" draw:text-style-name="P53" draw:layer="layout" svg:x1="23.398cm" svg:y1="3.237cm" svg:x2="23.398cm" svg:y2="3.634cm">
                    <text:p/>
                  </draw:line>
                  <draw:line draw:style-name="gr417" draw:text-style-name="P53" draw:layer="layout" svg:x1="24.656cm" svg:y1="4.083cm" svg:x2="23.741cm" svg:y2="3.554cm">
                    <text:p/>
                  </draw:line>
                  <draw:line draw:style-name="gr418" draw:text-style-name="P53" draw:layer="layout" svg:x1="23.735cm" svg:y1="3.435cm" svg:x2="23.735cm" svg:y2="3.567cm">
                    <text:p/>
                  </draw:line>
                  <draw:line draw:style-name="gr419" draw:text-style-name="P53" draw:layer="layout" svg:x1="24.65cm" svg:y1="3.964cm" svg:x2="24.65cm" svg:y2="4.096cm">
                    <text:p/>
                  </draw:line>
                  <draw:line draw:style-name="gr420" draw:text-style-name="P53" draw:layer="layout" svg:x1="24.65cm" svg:y1="3.964cm" svg:x2="23.735cm" svg:y2="3.435cm">
                    <text:p/>
                  </draw:line>
                  <draw:polygon draw:style-name="gr421" draw:text-style-name="P54" draw:layer="layout" svg:width="0.113cm" svg:height="0.197cm" svg:x="23.512cm" svg:y="3.303cm" svg:viewBox="0 0 114 198" draw:points="0,132 0,0 114,66 114,198">
                    <text:p/>
                  </draw:polygon>
                  <draw:line draw:style-name="gr422" draw:text-style-name="P53" draw:layer="layout" svg:x1="23.283cm" svg:y1="3.171cm" svg:x2="23.283cm" svg:y2="3.568cm">
                    <text:p/>
                  </draw:line>
                  <draw:line draw:style-name="gr423" draw:text-style-name="P53" draw:layer="layout" svg:x1="23.169cm" svg:y1="3.104cm" svg:x2="23.169cm" svg:y2="3.501cm">
                    <text:p/>
                  </draw:line>
                  <draw:line draw:style-name="gr424" draw:text-style-name="P53" draw:layer="layout" svg:x1="23.055cm" svg:y1="3.038cm" svg:x2="23.055cm" svg:y2="3.435cm">
                    <text:p/>
                  </draw:line>
                  <draw:line draw:style-name="gr425" draw:text-style-name="P53" draw:layer="layout" svg:x1="22.94cm" svg:y1="2.972cm" svg:x2="22.94cm" svg:y2="3.369cm">
                    <text:p/>
                  </draw:line>
                  <draw:line draw:style-name="gr426" draw:text-style-name="P53" draw:layer="layout" svg:x1="22.826cm" svg:y1="2.906cm" svg:x2="22.826cm" svg:y2="3.303cm">
                    <text:p/>
                  </draw:line>
                  <draw:polygon draw:style-name="gr427" draw:text-style-name="P50" draw:layer="layout" svg:width="0.113cm" svg:height="0.726cm" svg:x="22.597cm" svg:y="2.642cm" svg:viewBox="0 0 114 727" draw:points="0,661 0,0 114,66 114,727">
                    <text:p/>
                  </draw:polygon>
                  <draw:polygon draw:style-name="gr428" draw:text-style-name="P50" draw:layer="layout" svg:width="0.113cm" svg:height="0.726cm" svg:x="24.712cm" svg:y="3.865cm" svg:viewBox="0 0 114 727" draw:points="0,661 0,0 114,66 114,727">
                    <text:p/>
                  </draw:polygon>
                  <draw:polygon draw:style-name="gr429" draw:text-style-name="P55" draw:layer="layout" svg:width="3.83cm" svg:height="2.875cm" svg:x="22.597cm" svg:y="1.716cm" svg:viewBox="0 0 3831 2876" draw:points="0,1586 0,925 114,991 1829,0 3831,1157 3831,1818 2230,2743 2230,2876">
                    <text:p/>
                  </draw:polygon>
                </draw:g>
              </draw:g>
              <draw:g>
                <draw:custom-shape draw:style-name="gr430" draw:text-style-name="P56" draw:layer="layout" svg:width="0.556cm" svg:height="0.822cm" svg:x="25.341cm" svg:y="3.60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31" draw:text-style-name="P57" draw:layer="layout" svg:width="0.556cm" svg:height="0.26cm" svg:x="25.341cm" svg:y="3.6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frame draw:style-name="gr411" draw:text-style-name="P1" draw:layer="layout" svg:width="1.143cm" svg:height="1.143cm" svg:x="23.956cm" svg:y="2.232cm">
              <draw:image xlink:href="Pictures/100017F700003E0300003E0395D96CA45F818EAC.svg" xlink:type="simple" xlink:show="embed" xlink:actuate="onLoad">
                <text:p/>
              </draw:image>
              <draw:image xlink:href="Pictures/10000201000002580000025822B6AD3706A128E7.png" xlink:type="simple" xlink:show="embed" xlink:actuate="onLoad"/>
            </draw:frame>
          </draw:g>
          <draw:frame draw:style-name="gr269" draw:text-style-name="P32" draw:layer="layout" svg:width="5.265cm" svg:height="1.699cm" svg:x="21.644cm" svg:y="4.518cm">
            <draw:text-box>
              <text:p text:style-name="P29"><text:span text:style-name="T1">Malcolm (remote)</text:span></text:p>
            </draw:text-box>
          </draw:frame>
        </draw:g>
        <draw:g>
          <draw:polygon draw:style-name="gr432" draw:text-style-name="P2" draw:layer="layout" svg:width="0.351cm" svg:height="0.202cm" svg:x="15.199cm" svg:y="12.422cm" svg:viewBox="0 0 352 203" draw:points="256,203 352,148 96,0 0,56">
            <text:p/>
          </draw:polygon>
          <draw:path draw:style-name="gr433" draw:text-style-name="P3" draw:layer="layout" svg:width="0.223cm" svg:height="0.246cm" svg:x="15.263cm" svg:y="12.341cm" svg:viewBox="0 0 224 247" svg:d="M224 233c0-240-224-333-224-92 32 18 32 18 64 0 0-130 96-37 96 92 32 19 32 19 64 0z">
            <text:p/>
          </draw:path>
          <draw:path draw:style-name="gr434" draw:text-style-name="P4" draw:layer="layout" svg:width="0.127cm" svg:height="0.176cm" svg:x="15.295cm" svg:y="12.393cm" svg:viewBox="0 0 128 177" svg:d="M128 177c0-167-128-240-128-111">
            <text:p/>
          </draw:path>
          <draw:polygon draw:style-name="gr435" draw:text-style-name="P5" draw:layer="layout" svg:width="0.255cm" svg:height="0.388cm" svg:x="15.199cm" svg:y="12.477cm" svg:viewBox="0 0 256 389" draw:points="256,389 256,148 0,0 0,241">
            <text:p/>
          </draw:polygon>
          <draw:path draw:style-name="gr436" draw:text-style-name="P6" draw:layer="layout" svg:width="0.054cm" svg:height="0.095cm" svg:x="15.304cm" svg:y="12.625cm" svg:viewBox="0 0 55 96" svg:d="M5 40c-32-92 96 0 32 19v37l-32-19z">
            <text:p/>
          </draw:path>
          <draw:polygon draw:style-name="gr437" draw:text-style-name="P7" draw:layer="layout" svg:width="0.095cm" svg:height="0.295cm" svg:x="15.455cm" svg:y="12.57cm" svg:viewBox="0 0 96 296" draw:points="0,296 0,56 96,0 96,241">
            <text:p/>
          </draw:polygon>
          <draw:path draw:style-name="gr438" draw:text-style-name="P4" draw:layer="layout" svg:width="0.351cm" svg:height="0.529cm" svg:x="15.199cm" svg:y="12.336cm" svg:viewBox="0 0 352 530" svg:d="M64 104c32-203 224-74 224 93l64 37v240l-96 56-256-148v-241z">
            <text:p/>
          </draw:path>
          <draw:path draw:style-name="gr439" draw:text-style-name="P4" draw:layer="layout" svg:width="0.063cm" svg:height="0.058cm" svg:x="15.335cm" svg:y="12.424cm" svg:viewBox="0 0 64 59" svg:d="M0 19c15-47 59 3 64 40z">
            <text:p/>
          </draw:path>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pitch="variable"/>
    <style:font-face style:name="TeXGyreAdventor" svg:font-family="TeXGyreAdventor"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Narrow" svg:font-family="'Arial Narrow'" style:font-family-generic="swiss" style:font-pitch="variable"/>
    <style:font-face style:name="Arial Narrow1" svg:font-family="'Arial Narrow'" style:font-adornments="Bold Italic"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微软雅黑" svg:font-family="微软雅黑" style:font-family-generic="system" style:font-pitch="variable"/>
  </office:font-face-decls>
  <office:styles>
    <draw:gradient draw:name="Dark_20_Grey_20_Linear_20_B" draw:display-name="Dark Grey Linear B" draw:style="linear" draw:start-color="#666666" draw:end-color="#999999" draw:start-intensity="100%" draw:end-intensity="100%" draw:angle="1800" draw:border="10%"/>
    <draw:gradient draw:name="Dark_20_Grey_20_Linear_20_L" draw:display-name="Dark Grey Linear L" draw:style="linear" draw:start-color="#333333" draw:end-color="#999999" draw:start-intensity="100%" draw:end-intensity="100%" draw:angle="900" draw:border="10%"/>
    <draw:gradient draw:name="Dark_20_Grey_20_Linear_20_T" draw:display-name="Dark Grey Linear T" draw:style="linear" draw:start-color="#333333" draw:end-color="#999999" draw:start-intensity="100%" draw:end-intensity="100%" draw:angle="0" draw:border="10%"/>
    <draw:gradient draw:name="Dark_20_Grey_20_Square_20_BR" draw:display-name="Dark Grey Square BR" draw:style="square" draw:cx="30%" draw:cy="30%" draw:start-color="#333333" draw:end-color="#999999" draw:start-intensity="100%" draw:end-intensity="100%" draw:angle="0" draw:border="0%"/>
    <draw:gradient draw:name="Greyscale_20_Linear_20_T" draw:display-name="Greyscale Linear T" draw:style="linear" draw:start-color="#000000" draw:end-color="#ffffff" draw:start-intensity="100%" draw:end-intensity="100%" draw:angle="0" draw:border="10%"/>
    <draw:gradient draw:name="Light_20_Blue_20_Linear_20_L" draw:display-name="Light Blue Linear L" draw:style="linear" draw:start-color="#93d4f0" draw:end-color="#e9f6fc" draw:start-intensity="100%" draw:end-intensity="100%" draw:angle="900" draw:border="10%"/>
    <draw:gradient draw:name="Light_20_Blue_20_Linear_20_T" draw:display-name="Light Blue Linear T" draw:style="linear" draw:start-color="#93d4f0" draw:end-color="#e9f6fc" draw:start-intensity="100%" draw:end-intensity="100%" draw:angle="0" draw:border="10%"/>
    <draw:gradient draw:name="Light_20_Blue_20_Square_20_BR" draw:display-name="Light Blue Square BR" draw:style="square" draw:cx="30%" draw:cy="30%" draw:start-color="#93d4f0" draw:end-color="#e9f6fc" draw:start-intensity="100%" draw:end-intensity="100%" draw:angle="0" draw:border="0%"/>
    <draw:gradient draw:name="Light_20_Green_20_Axial_20_H" draw:display-name="Light Green Axial H" draw:style="axial" draw:start-color="#ebf7ec" draw:end-color="#c3e8c8" draw:start-intensity="100%" draw:end-intensity="100%" draw:angle="900" draw:border="0%"/>
    <draw:gradient draw:name="Light_20_Green_20_Linear_20_T" draw:display-name="Light Green Linear T" draw:style="linear" draw:start-color="#c3e8c8" draw:end-color="#ebf7ec" draw:start-intensity="100%" draw:end-intensity="100%" draw:angle="0" draw:border="10%"/>
    <draw:gradient draw:name="Light_20_Grey_20_Linear_20_L" draw:display-name="Light Grey Linear L" draw:style="linear" draw:start-color="#b3b3b3" draw:end-color="#e5e5e5" draw:start-intensity="100%" draw:end-intensity="100%" draw:angle="900" draw:border="10%"/>
    <draw:gradient draw:name="Light_20_Grey_20_Linear_20_T" draw:display-name="Light Grey Linear T" draw:style="linear" draw:start-color="#b3b3b3" draw:end-color="#e5e5e5" draw:start-intensity="100%" draw:end-intensity="100%" draw:angle="0" draw:border="10%"/>
    <draw:gradient draw:name="Light_20_Grey_20_Square_20_BR" draw:display-name="Light Grey Square BR" draw:style="square" draw:cx="30%" draw:cy="30%" draw:start-color="#b3b3b3" draw:end-color="#e5e5e5" draw:start-intensity="100%" draw:end-intensity="100%" draw:angle="0" draw:border="0%"/>
    <draw:gradient draw:name="Light_20_Red_20_Linear_20_L" draw:display-name="Light Red Linear L" draw:style="linear" draw:start-color="#de8e96" draw:end-color="#f8e8ea" draw:start-intensity="100%" draw:end-intensity="100%" draw:angle="900" draw:border="10%"/>
    <draw:gradient draw:name="Light_20_Red_20_Linear_20_T" draw:display-name="Light Red Linear T" draw:style="linear" draw:start-color="#de8e96" draw:end-color="#f8e8ea" draw:start-intensity="100%" draw:end-intensity="100%" draw:angle="0" draw:border="10%"/>
    <draw:gradient draw:name="Light_20_Red_20_Square_20_BR" draw:display-name="Light Red Square BR" draw:style="square" draw:cx="30%" draw:cy="30%" draw:start-color="#de8e96" draw:end-color="#f8e8ea" draw:start-intensity="100%" draw:end-intensity="100%" draw:angle="0" draw:border="0%"/>
    <draw:gradient draw:name="VRT_20_Light_20_Radial" draw:display-name="VRT Light Radial" draw:style="radial" draw:cx="50%" draw:cy="50%" draw:start-color="#0073bc" draw:end-color="#7fb9dd" draw:start-intensity="100%" draw:end-intensity="100%" draw:border="0%"/>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Dashed_20__28_var_29_" draw:display-name="Dashed (var)" draw:style="rect" draw:dots1="1" draw:dots1-length="197%" draw:distance="127%"/>
    <draw:stroke-dash draw:name="Dashed_20__28_var_29__20_2" draw:display-name="Dashed (var) 2"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DemiLight" style:font-family-asian="'Noto Sans CJK SC DemiLight'"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5-29T07:47:21.552959064</meta:creation-date>
    <dc:date>2019-05-29T08:52:28.599963535</dc:date>
    <meta:editing-duration>PT27M46S</meta:editing-duration>
    <meta:editing-cycles>16</meta:editing-cycles>
    <meta:generator>LibreOffice/5.2.7.2$Linux_X86_64 LibreOffice_project/20m0$Build-2</meta:generator>
    <meta:document-statistic meta:object-count="509"/>
  </office:meta>
</office:document-meta>
</file>